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="none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2.675cm"/>
    </style:style>
    <style:style style:name="gr6" style:family="graphic" style:parent-style-name="standard" style:list-style-name="L1">
      <style:graphic-properties draw:stroke="solid" svg:stroke-color="#000000" draw:fill="none" draw:fill-color="#ffffff" draw:textarea-vertical-align="middle" fo:min-height="1.02cm"/>
    </style:style>
    <style:style style:name="gr7" style:family="graphic" style:parent-style-name="standard">
      <style:graphic-properties draw:fill="none" draw:fill-color="#99cc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675cm"/>
    </style:style>
    <style:style style:name="gr9" style:family="graphic" style:parent-style-name="standard">
      <style:graphic-properties svg:stroke-width="0.102cm" draw:marker-start-width="0.428cm" draw:marker-end-width="0.428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svg:stroke-width="0.102cm" draw:marker-start="Dimension_20_Lines" draw:marker-start-width="0.352cm" draw:marker-end="Dimension_20_Lines" draw:marker-end-width="0.352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marker-start="Dimension_20_Lines" draw:marker-end="Dimension_20_Lines" draw:textarea-horizontal-align="center" draw:textarea-vertical-align="middle"/>
    </style:style>
    <style:style style:name="gr14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6" style:family="graphic" style:parent-style-name="standard" style:list-style-name="L1">
      <style:graphic-properties draw:stroke="solid" svg:stroke-color="#000000" draw:fill="none" draw:fill-color="#ffffff" draw:textarea-vertical-align="middle" fo:min-height="1.02cm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marker-start="Arrow" draw:marker-start-width="0.3cm" draw:marker-end="" draw:marker-end-width="0.3cm" draw:textarea-horizontal-align="center" draw:textarea-vertical-align="middle"/>
    </style:style>
    <style:style style:name="gr20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21" style:family="graphic" style:parent-style-name="standard" style:list-style-name="L1">
      <style:graphic-properties draw:stroke="solid" svg:stroke-color="#000000" draw:fill="none" draw:fill-color="#ffffff" draw:textarea-vertical-align="middle" fo:min-height="1.17cm"/>
    </style:style>
    <style:style style:name="gr22" style:family="graphic" style:parent-style-name="standard" style:list-style-name="L1">
      <style:graphic-properties draw:stroke="solid" svg:stroke-color="#000000" draw:fill="none" draw:fill-color="#ffffff" draw:textarea-vertical-align="middle" fo:min-height="1.02cm"/>
    </style:style>
    <style:style style:name="gr23" style:family="graphic" style:parent-style-name="standard" style:list-style-name="L1">
      <style:graphic-properties draw:stroke="solid" svg:stroke-color="#000000" draw:fill="none" draw:fill-color="#ffffff" draw:textarea-vertical-align="middle" fo:min-height="0.385cm"/>
    </style:style>
    <style:style style:name="gr24" style:family="graphic" style:parent-style-name="standard" style:list-style-name="L1">
      <style:graphic-properties draw:stroke="solid" svg:stroke-color="#000000" draw:fill="none" draw:fill-color="#ffffff" draw:textarea-vertical-align="middle" fo:min-height="0.385cm"/>
    </style:style>
    <style:style style:name="gr25" style:family="graphic" style:parent-style-name="standard" style:list-style-name="L1">
      <style:graphic-properties draw:stroke="solid" svg:stroke-color="#000000" draw:fill="none" draw:fill-color="#ffffff" draw:textarea-vertical-align="middle" fo:min-height="0.385cm"/>
    </style:style>
    <style:style style:name="gr26" style:family="graphic" style:parent-style-name="standard" style:list-style-name="L1">
      <style:graphic-properties draw:stroke="solid" svg:stroke-color="#000000" draw:fill="none" draw:fill-color="#ffffff" draw:textarea-vertical-align="middle" fo:min-height="2.059cm"/>
    </style:style>
    <style:style style:name="gr27" style:family="graphic" style:parent-style-name="standard" style:list-style-name="L1">
      <style:graphic-properties draw:stroke="solid" svg:stroke-color="#000000" draw:fill="none" draw:fill-color="#ffffff" draw:textarea-vertical-align="middle" fo:min-height="1.826cm"/>
    </style:style>
    <style:style style:name="gr28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29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30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31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32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33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34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35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36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37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38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39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40" style:family="graphic" style:parent-style-name="standard" style:list-style-name="L1">
      <style:graphic-properties draw:stroke="solid" svg:stroke-color="#000000" draw:fill="none" draw:fill-color="#ffffff" draw:textarea-vertical-align="middle" fo:min-height="1.019cm"/>
    </style:style>
    <style:style style:name="gr4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385cm" fo:min-width="0.7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margin-left="0cm" fo:margin-right="0cm" fo:margin-top="0.4cm" fo:margin-bottom="0.4cm" fo:line-height="100%" fo:text-align="center" fo:text-indent="0cm"/>
    </style:style>
    <style:style style:name="P4" style:family="paragraph">
      <style:paragraph-properties fo:margin-left="0cm" fo:margin-right="0cm" fo:margin-top="0.2cm" fo:margin-bottom="0.2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text-properties fo:font-size="10pt" fo:font-style="italic" style:font-size-asian="10pt" style:font-style-asian="italic" style:font-size-complex="10pt" style:font-style-complex="italic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margin-left="0cm" fo:margin-right="0cm" fo:margin-top="0.2cm" fo:margin-bottom="0.2cm" fo:line-height="100%" fo:text-align="center" fo:text-indent="0cm"/>
    </style:style>
    <style:style style:name="P9" style:family="paragraph">
      <style:paragraph-properties fo:margin-left="0cm" fo:margin-right="0cm" fo:margin-top="0.4cm" fo:margin-bottom="0.4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text-properties fo:font-size="18pt" fo:font-weight="bold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0pt" style:font-style-asian="normal" style:font-weight-asian="normal" style:font-family-complex="'Lohit Hind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family="'Liberation Sans'" style:font-family-generic="roman" style:font-pitch="variable" fo:font-size="10pt" style:letter-kerning="true" style:font-family-asian="'WenQuanYi Micro Hei'" style:font-family-generic-asian="system" style:font-pitch-asian="variable" style:font-size-asian="10pt" style:font-family-complex="'Lohit Hindi'" style:font-family-generic-complex="system" style:font-pitch-complex="variable" style:font-size-complex="10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Hauptsystem" draw:style-name="dp1" draw:master-page-name="Default">
        <draw:custom-shape draw:style-name="gr1" draw:text-style-name="P2" xml:id="id14" draw:id="id14" draw:layer="layout" svg:width="4.445cm" svg:height="3.175cm" svg:x="2.905cm" svg:y="8.62cm">
          <text:p text:style-name="P1"><text:span text:style-name="T1">User Interfa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" draw:id="id10" draw:layer="layout" svg:width="2.54cm" svg:height="1.27cm" svg:x="8.62cm" svg:y="7.35cm">
          <text:p text:style-name="P1"><text:span text:style-name="T1">In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8" draw:id="id8" draw:layer="layout" svg:width="4.445cm" svg:height="3.175cm" svg:x="12.43cm" svg:y="8.62cm">
          <draw:glue-point draw:id="12" svg:x="-2cm" svg:y="4.469cm"/>
          <draw:glue-point draw:id="13" svg:x="1.907cm" svg:y="-4.538cm"/>
          <draw:glue-point draw:id="14" svg:x="1.849cm" svg:y="4.551cm"/>
          <text:p text:style-name="P1"><text:span text:style-name="T1">Zentrale Steuer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2.54cm" svg:height="1.27cm" svg:x="7.985cm" svg:y="18.73cm">
          <text:p text:style-name="P1"><text:span text:style-name="T1">Uh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1" draw:layer="layout" svg:width="2.007cm" svg:height="1.204cm" draw:transform="rotate (-0.321664181143681) translate (11.590401286728cm 5.49863164138213cm)" svg:viewBox="0 0 2008 1205" draw:points="0,602 201,1205 579,1089 1153,887 2008,602 1807,0">
          <text:p/>
        </draw:polyline>
        <draw:frame draw:style-name="gr5" draw:text-style-name="P2" xml:id="id12" draw:id="id12" draw:layer="layout" svg:width="3.175cm" svg:height="0.645cm" svg:x="10.615cm" svg:y="6.705cm">
          <draw:text-box>
            <text:p text:style-name="P1"><text:span text:style-name="T1">Statistikdaten</text:span></text:p>
          </draw:text-box>
        </draw:frame>
        <draw:frame draw:style-name="gr6" draw:text-style-name="P4" xml:id="id15" draw:id="id15" draw:layer="layout" svg:width="2.54cm" svg:height="1.27cm" svg:x="20.05cm" svg:y="1.77cm">
          <draw:text-box>
            <text:p text:style-name="P3"><text:span text:style-name="T2">Terminal</text:span></text:p>
          </draw:text-box>
        </draw:frame>
        <draw:custom-shape draw:style-name="gr7" draw:text-style-name="P2" xml:id="id13" draw:id="id13" draw:layer="layout" svg:width="3.81cm" svg:height="2.54cm" svg:x="9.89cm" svg:y="1.635cm">
          <text:p text:style-name="P1"><text:span text:style-name="T3">Wart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2.54cm" svg:height="1.27cm" svg:x="13.065cm" svg:y="18.78cm">
          <text:p text:style-name="P1"><text:span text:style-name="T1">Ti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1" xml:id="id31" draw:id="id31" draw:layer="layout" svg:width="2.007cm" svg:height="1.204cm" draw:transform="rotate (-0.321664181143681) translate (14.6114012867281cm 4.24863164138212cm)" svg:viewBox="0 0 2008 1205" draw:points="0,602 201,1205 1153,887 2008,602 1807,0">
          <text:p/>
        </draw:polyline>
        <draw:frame draw:style-name="gr8" draw:text-style-name="P2" xml:id="id32" draw:id="id32" draw:layer="layout" svg:width="3.81cm" svg:height="0.645cm" svg:x="13.7cm" svg:y="5.435cm">
          <draw:text-box>
            <text:p text:style-name="P1"><text:span text:style-name="T1">Betriebsparameter</text:span></text:p>
          </draw:text-box>
        </draw:frame>
        <draw:frame draw:style-name="gr8" draw:text-style-name="P2" draw:layer="layout" svg:width="3.175cm" svg:height="1.039cm" svg:x="4.81cm" svg:y="15.201cm">
          <draw:text-box>
            <text:p text:style-name="P1"><text:span text:style-name="T1">Hauptparameter</text:span></text:p>
            <text:p text:style-name="P1"><text:span text:style-name="T1"/></text:p>
          </draw:text-box>
        </draw:frame>
        <draw:polyline draw:style-name="gr4" draw:text-style-name="P1" draw:layer="layout" svg:width="2.007cm" svg:height="1.204cm" draw:transform="rotate (-0.321664181143681) translate (16.430401286728cm 18.208631641382cm)" svg:viewBox="0 0 2008 1205" draw:points="0,602 201,1205 1153,887 2008,602 1807,0">
          <text:p/>
        </draw:polyline>
        <draw:frame draw:style-name="gr8" draw:text-style-name="P2" xml:id="id9" draw:id="id9" draw:layer="layout" svg:width="2.54cm" svg:height="1.039cm" svg:x="16.24cm" svg:y="19.415cm">
          <draw:text-box>
            <text:p text:style-name="P1"><text:span text:style-name="T1">Betriebs-daten</text:span></text:p>
          </draw:text-box>
        </draw:frame>
        <draw:polyline draw:style-name="gr9" draw:text-style-name="P1" xml:id="id37" draw:id="id37" draw:layer="layout" svg:width="2.007cm" svg:height="1.204cm" draw:transform="rotate (-0.321664181143681) translate (5.00040128672821cm 13.773631641382cm)" svg:viewBox="0 0 2008 1205" draw:points="0,602 201,1205 1153,887 2008,602 1807,0">
          <text:p/>
        </draw:polyline>
        <draw:polyline draw:style-name="gr10" draw:text-style-name="P1" draw:layer="layout" svg:width="2.007cm" svg:height="1.204cm" draw:transform="rotate (-0.321664181143681) translate (5.39040128672838cm 18.198631641382cm)" svg:viewBox="0 0 2008 1205" draw:points="0,602 201,1205 1153,887 2008,602 1807,0">
          <text:p/>
        </draw:polyline>
        <draw:frame draw:style-name="gr8" draw:text-style-name="P2" xml:id="id2" draw:id="id2" draw:layer="layout" svg:width="1.905cm" svg:height="0.645cm" svg:x="5.445cm" svg:y="19.405cm">
          <draw:text-box>
            <text:p text:style-name="P1"><text:span text:style-name="T1">Zeit</text:span></text:p>
          </draw:text-box>
        </draw:frame>
        <draw:polyline draw:style-name="gr4" draw:text-style-name="P1" xml:id="id7" draw:id="id7" draw:layer="layout" svg:width="2.007cm" svg:height="1.204cm" draw:transform="rotate (-0.321664181143681) translate (5.39140128672836cm 18.199631641382cm)" svg:viewBox="0 0 2008 1205" draw:points="0,602 201,1205 1153,887 2008,602 1807,0">
          <text:p/>
        </draw:polyline>
        <draw:connector draw:style-name="gr11" draw:text-style-name="P1" draw:layer="layout" draw:type="curve" svg:x1="9.255cm" svg:y1="18.73cm" svg:x2="6.397cm" svg:y2="19.405cm" draw:start-shape="id1" draw:start-glue-point="4" draw:end-shape="id2" draw:end-glue-point="0" svg:d="m9255 18730c0-751-2858-1089-2858 675">
          <text:p/>
        </draw:connector>
        <draw:polyline draw:style-name="gr12" draw:text-style-name="P1" xml:id="id3" draw:id="id3" draw:layer="layout" svg:width="1.269cm" svg:height="-0.001cm" draw:transform="rotate (-1.57079632679579) translate (11.795cm 18.78cm)" svg:viewBox="0 0 1270 0" draw:points="0,0 635,0 1270,0">
          <text:p/>
        </draw:polyline>
        <draw:connector draw:style-name="gr11" draw:text-style-name="P1" draw:layer="layout" draw:type="curve" svg:x1="10.525cm" svg:y1="19.365cm" svg:x2="11.795cm" svg:y2="19.415cm" draw:start-shape="id1" draw:start-glue-point="10" draw:end-shape="id3" draw:end-glue-point="1" svg:d="m10525 19365c822 0 187 50 1270 50">
          <text:p/>
        </draw:connector>
        <draw:connector draw:style-name="gr11" draw:text-style-name="P1" draw:layer="layout" draw:type="curve" svg:x1="11.795cm" svg:y1="19.415cm" svg:x2="13.065cm" svg:y2="19.415cm" draw:start-shape="id3" draw:start-glue-point="1" draw:end-shape="id4" draw:end-glue-point="6" svg:d="m11795 19415h1270">
          <text:p/>
        </draw:connector>
        <draw:line draw:style-name="gr13" draw:text-style-name="P1" draw:layer="layout" svg:x1="11.795cm" svg:y1="19.415cm" svg:x2="11.795cm" svg:y2="20.05cm">
          <text:p/>
        </draw:line>
        <draw:polyline draw:style-name="gr13" draw:text-style-name="P1" xml:id="id5" draw:id="id5" draw:layer="layout" svg:width="1.269cm" svg:height="0cm" svg:x="13.7cm" svg:y="17.51cm" svg:viewBox="0 0 1270 0" draw:points="1270,0 635,0 0,0">
          <text:p/>
        </draw:polyline>
        <draw:custom-shape draw:style-name="gr2" draw:text-style-name="P2" xml:id="id6" draw:id="id6" draw:layer="layout" svg:width="0.635cm" svg:height="0.635cm" svg:x="14.001cm" svg:y="15.605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curve" svg:x1="14.335cm" svg:y1="18.78cm" svg:x2="14.335cm" svg:y2="17.51cm" draw:start-shape="id4" draw:start-glue-point="4" draw:end-shape="id5" draw:end-glue-point="0" svg:d="m14335 18780v-1270">
          <text:p/>
        </draw:connector>
        <draw:connector draw:style-name="gr14" draw:text-style-name="P1" draw:layer="layout" draw:type="curve" svg:x1="14.335cm" svg:y1="17.51cm" svg:x2="14.319cm" svg:y2="16.24cm" draw:start-shape="id5" draw:start-glue-point="0" draw:end-shape="id6" draw:end-glue-point="8" svg:d="m14335 17510c0-1063-16-429-16-1270">
          <text:p/>
        </draw:connector>
        <draw:connector draw:style-name="gr11" draw:text-style-name="P1" draw:layer="layout" draw:type="curve" draw:line-skew="-3.848cm" svg:x1="6.153cm" svg:y1="19.406cm" svg:x2="13.081cm" svg:y2="11.33cm" draw:start-shape="id7" draw:start-glue-point="2" draw:end-shape="id8" draw:end-glue-point="7" svg:d="m6153 19406c0-4944 6928-906 6928-8076">
          <text:p/>
        </draw:connector>
        <draw:connector draw:style-name="gr11" draw:text-style-name="P1" draw:layer="layout" draw:type="curve" svg:x1="17.51cm" svg:y1="19.415cm" svg:x2="17.391cm" svg:y2="18.108cm" draw:start-shape="id9" draw:start-glue-point="0" svg:d="m17510 19415c0-1356-119-703-119-1307">
          <text:p/>
        </draw:connector>
        <draw:polyline draw:style-name="gr12" draw:text-style-name="P1" xml:id="id11" draw:id="id11" draw:layer="layout" svg:width="1.269cm" svg:height="-0.001cm" draw:transform="rotate (-1.57079632679579) translate (11.795cm 8.62cm)" svg:viewBox="0 0 1270 0" draw:points="0,0 635,0 1270,0">
          <text:p/>
        </draw:polyline>
        <draw:connector draw:style-name="gr11" draw:text-style-name="P1" draw:layer="layout" draw:type="curve" svg:x1="9.89cm" svg:y1="8.62cm" svg:x2="11.795cm" svg:y2="9.255cm" draw:start-shape="id10" draw:start-glue-point="8" draw:end-shape="id11" draw:end-glue-point="1" svg:d="m9890 8620c0 424 635 635 1905 635">
          <text:p/>
        </draw:connector>
        <draw:connector draw:style-name="gr11" draw:text-style-name="P1" draw:layer="layout" draw:type="curve" svg:x1="11.795cm" svg:y1="9.255cm" svg:x2="12.43cm" svg:y2="10.208cm" draw:start-shape="id11" draw:start-glue-point="1" draw:end-shape="id8" draw:end-glue-point="6" svg:d="m11795 9255c-1014 0-1331 953 635 953">
          <text:p/>
        </draw:connector>
        <draw:connector draw:style-name="gr11" draw:text-style-name="P1" draw:layer="layout" draw:type="curve" svg:x1="12.202cm" svg:y1="6.705cm" svg:x2="11.795cm" svg:y2="4.175cm" draw:start-shape="id12" draw:start-glue-point="0" draw:end-shape="id13" draw:end-glue-point="8" svg:d="m12202 6705c0-1896-407-631-407-2530">
          <text:p/>
        </draw:connector>
        <draw:connector draw:style-name="gr11" draw:text-style-name="P1" draw:layer="layout" draw:type="curve" svg:x1="12.202cm" svg:y1="6.705cm" svg:x2="5.128cm" svg:y2="8.62cm" draw:start-shape="id12" draw:start-glue-point="0" draw:end-shape="id14" draw:end-glue-point="4" svg:d="m12202 6705c0-750-7074-1707-7074 1915">
          <text:p/>
        </draw:connector>
        <draw:polyline draw:name="blah" draw:style-name="gr12" draw:text-style-name="P1" xml:id="id16" draw:id="id16" draw:layer="layout" svg:width="1.269cm" svg:height="-0.001cm" draw:transform="rotate (-1.57079632679579) translate (17.51cm 1.77cm)" svg:viewBox="0 0 1270 0" draw:points="0,0 635,0 1270,0">
          <svg:title>blah</svg:title>
          <svg:desc>blue</svg:desc>
          <text:p/>
        </draw:polyline>
        <draw:connector draw:style-name="gr15" draw:text-style-name="P1" draw:layer="layout" draw:type="curve" svg:x1="20.05cm" svg:y1="2.405cm" svg:x2="17.51cm" svg:y2="2.405cm" draw:start-shape="id15" draw:end-shape="id16" draw:end-glue-point="1" svg:d="m20050 2405h-2540">
          <text:p/>
        </draw:connector>
        <draw:connector draw:style-name="gr15" draw:text-style-name="P1" draw:layer="layout" draw:type="curve" draw:line-skew="0.309cm" svg:x1="17.51cm" svg:y1="2.405cm" svg:x2="11.795cm" svg:y2="1.635cm" draw:start-shape="id16" draw:start-glue-point="1" draw:end-shape="id13" draw:end-glue-point="4" svg:d="m17510 2405c0-1443-5715-1058-5715-770">
          <text:p/>
        </draw:connector>
        <draw:polyline draw:style-name="gr12" draw:text-style-name="P1" draw:layer="layout" svg:width="1.269cm" svg:height="0cm" svg:x="13.7cm" svg:y="17.51cm" svg:viewBox="0 0 1270 0" draw:points="1270,0 635,0 0,0">
          <text:p/>
        </draw:polyline>
        <draw:custom-shape draw:style-name="gr2" draw:text-style-name="P2" xml:id="id30" draw:id="id30" draw:layer="layout" svg:width="0.635cm" svg:height="0.635cm" svg:x="13.065cm" svg:y="13.065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4" xml:id="id17" draw:id="id17" draw:layer="layout" svg:width="3.175cm" svg:height="1.27cm" svg:x="23.86cm" svg:y="4.81cm">
          <draw:text-box>
            <text:p text:style-name="P3"><text:span text:style-name="T2">Niveau-Kontrolle</text:span></text:p>
          </draw:text-box>
        </draw:frame>
        <draw:polyline draw:style-name="gr12" draw:text-style-name="P1" xml:id="id18" draw:id="id18" draw:layer="layout" svg:width="1.269cm" svg:height="-0.001cm" draw:transform="rotate (-1.57079632679579) translate (21.955cm 4.81cm)" svg:viewBox="0 0 1270 0" draw:points="0,0 635,0 1270,0">
          <text:p/>
        </draw:polyline>
        <draw:connector draw:style-name="gr11" draw:text-style-name="P1" draw:layer="layout" draw:type="curve" svg:x1="23.86cm" svg:y1="5.445cm" svg:x2="21.955cm" svg:y2="5.445cm" draw:start-shape="id17" draw:start-glue-point="3" draw:end-shape="id18" draw:end-glue-point="1" svg:d="m23860 5445h-1905">
          <text:p/>
        </draw:connector>
        <draw:connector draw:style-name="gr11" draw:text-style-name="P1" draw:layer="layout" draw:type="curve" draw:line-skew="-0.065cm" svg:x1="21.955cm" svg:y1="5.445cm" svg:x2="15.499cm" svg:y2="8.767cm" draw:start-shape="id18" draw:start-glue-point="1" draw:end-shape="id8" draw:end-glue-point="13" svg:d="m21955 5445c0 2769-6456 1108-6456 3322">
          <text:p/>
        </draw:connector>
        <draw:polyline draw:style-name="gr12" draw:text-style-name="P1" xml:id="id24" draw:id="id24" draw:layer="layout" svg:width="1.269cm" svg:height="-0.001cm" draw:transform="rotate (-1.57079632679579) translate (19.415cm 11.16cm)" svg:viewBox="0 0 1270 0" draw:points="0,0 635,0 1270,0">
          <text:p/>
        </draw:polyline>
        <draw:polyline draw:style-name="gr12" draw:text-style-name="P1" xml:id="id19" draw:id="id19" draw:layer="layout" svg:width="1.269cm" svg:height="-0.001cm" draw:transform="rotate (-1.57079632679579) translate (20.685cm 7.985cm)" svg:viewBox="0 0 1270 0" draw:points="0,0 635,0 1270,0">
          <text:p/>
        </draw:polyline>
        <draw:polyline draw:style-name="gr12" draw:text-style-name="P1" xml:id="id21" draw:id="id21" draw:layer="layout" svg:width="1.269cm" svg:height="-0.001cm" draw:transform="rotate (-1.57079632679579) translate (20.685cm 9.89cm)" svg:viewBox="0 0 1270 0" draw:points="0,0 635,0 1270,0">
          <text:p/>
        </draw:polyline>
        <draw:custom-shape draw:style-name="gr1" draw:text-style-name="P2" xml:id="id20" draw:id="id20" draw:layer="layout" svg:width="3.81cm" svg:height="2.54cm" svg:x="23.225cm" svg:y="7.985cm">
          <text:p text:style-name="P1"><text:span text:style-name="T1">Wasserzufuh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draw:line-skew="1.205cm" svg:x1="16.224cm" svg:y1="9.085cm" svg:x2="20.685cm" svg:y2="8.62cm" draw:start-shape="id8" draw:start-glue-point="11" draw:end-shape="id19" draw:end-glue-point="1" svg:d="m16224 9085c0-613 4461-381 4461-465">
          <text:p/>
        </draw:connector>
        <draw:connector draw:style-name="gr11" draw:text-style-name="P1" draw:layer="layout" draw:type="curve" draw:line-skew="1.181cm" svg:x1="20.685cm" svg:y1="8.62cm" svg:x2="23.783cm" svg:y2="8.357cm" draw:start-shape="id19" draw:start-glue-point="1" draw:end-shape="id20" draw:end-glue-point="5" svg:d="m20685 8620c0 48 3098 179 3098-263">
          <text:p/>
        </draw:connector>
        <draw:connector draw:style-name="gr11" draw:text-style-name="P1" draw:layer="layout" draw:type="curve" draw:line-skew="-1.181cm" svg:x1="23.783cm" svg:y1="10.153cm" svg:x2="20.685cm" svg:y2="10.525cm" draw:start-shape="id20" draw:start-glue-point="7" draw:end-shape="id21" draw:end-glue-point="1" svg:d="m23783 10153c0 510-3098 324-3098 372">
          <text:p/>
        </draw:connector>
        <draw:connector draw:style-name="gr11" draw:text-style-name="P1" draw:layer="layout" draw:type="curve" svg:x1="20.685cm" svg:y1="10.525cm" svg:x2="16.875cm" svg:y2="10.207cm" draw:start-shape="id21" draw:start-glue-point="1" draw:end-shape="id8" svg:d="m20685 10525c-2989 0-1085-318-3810-318">
          <text:p/>
        </draw:connector>
        <draw:frame draw:style-name="gr17" draw:text-style-name="P5" draw:layer="layout" svg:width="1.167cm" svg:height="0.645cm" svg:x="12.509cm" svg:y="17.161cm">
          <draw:text-box>
            <text:p><text:span text:style-name="T1">CT2</text:span></text:p>
          </draw:text-box>
        </draw:frame>
        <draw:frame draw:style-name="gr17" draw:text-style-name="P5" draw:layer="layout" svg:width="0.93cm" svg:height="0.645cm" svg:x="11.311cm" svg:y="6.082cm">
          <draw:text-box>
            <text:p><text:span text:style-name="T1">P1</text:span></text:p>
          </draw:text-box>
        </draw:frame>
        <draw:frame draw:style-name="gr17" draw:text-style-name="P6" draw:layer="layout" svg:width="1.243cm" svg:height="0.645cm" svg:x="19.526cm" svg:y="14.971cm">
          <draw:text-box>
            <text:p><text:span text:style-name="T4">CM2</text:span></text:p>
          </draw:text-box>
        </draw:frame>
        <draw:frame draw:style-name="gr17" draw:text-style-name="P5" draw:layer="layout" svg:width="1.184cm" svg:height="0.645cm" svg:x="18.886cm" svg:y="10.517cm">
          <draw:text-box>
            <text:p><text:span text:style-name="T1">CK1</text:span></text:p>
          </draw:text-box>
        </draw:frame>
        <draw:frame draw:style-name="gr17" draw:text-style-name="P5" draw:layer="layout" svg:width="1.167cm" svg:height="0.645cm" svg:x="11.179cm" svg:y="18.1cm">
          <draw:text-box>
            <text:p><text:span text:style-name="T1">CT1</text:span></text:p>
          </draw:text-box>
        </draw:frame>
        <draw:frame draw:style-name="gr17" draw:text-style-name="P5" draw:layer="layout" svg:width="1.048cm" svg:height="0.645cm" svg:x="11.334cm" svg:y="7.987cm">
          <draw:text-box>
            <text:p><text:span text:style-name="T1">CI1</text:span></text:p>
          </draw:text-box>
        </draw:frame>
        <draw:frame draw:style-name="gr17" draw:text-style-name="P5" draw:layer="layout" svg:width="1.281cm" svg:height="0.645cm" svg:x="20.204cm" svg:y="9.246cm">
          <draw:text-box>
            <text:p><text:span text:style-name="T1">CW2</text:span></text:p>
          </draw:text-box>
        </draw:frame>
        <draw:frame draw:style-name="gr17" draw:text-style-name="P5" draw:layer="layout" svg:width="1.281cm" svg:height="0.645cm" svg:x="20.039cm" svg:y="7.341cm">
          <draw:text-box>
            <text:p><text:span text:style-name="T1">CW1</text:span></text:p>
          </draw:text-box>
        </draw:frame>
        <draw:frame draw:style-name="gr17" draw:text-style-name="P5" draw:layer="layout" svg:width="1.205cm" svg:height="0.645cm" svg:x="21.523cm" svg:y="3.477cm">
          <draw:text-box>
            <text:p><text:span text:style-name="T1">CN1</text:span></text:p>
          </draw:text-box>
        </draw:frame>
        <draw:frame draw:style-name="gr17" draw:text-style-name="P5" draw:layer="layout" svg:width="1.184cm" svg:height="0.645cm" svg:x="16.875cm" svg:y="1.137cm">
          <draw:text-box>
            <text:p><text:span text:style-name="T1">CS1</text:span></text:p>
          </draw:text-box>
        </draw:frame>
        <draw:frame draw:style-name="gr17" draw:text-style-name="P5" draw:layer="layout" svg:width="0.93cm" svg:height="0.645cm" svg:x="14.335cm" svg:y="4.812cm">
          <draw:text-box>
            <text:p><text:span text:style-name="T1">P2</text:span></text:p>
          </draw:text-box>
        </draw:frame>
        <draw:frame draw:style-name="gr17" draw:text-style-name="P5" draw:layer="layout" svg:width="0.93cm" svg:height="0.645cm" svg:x="4.81cm" svg:y="14.336cm">
          <draw:text-box>
            <text:p><text:span text:style-name="T1">P3</text:span></text:p>
          </draw:text-box>
        </draw:frame>
        <draw:frame draw:style-name="gr17" draw:text-style-name="P5" draw:layer="layout" svg:width="0.93cm" svg:height="0.645cm" svg:x="16.58cm" svg:y="18.778cm">
          <draw:text-box>
            <text:p><text:span text:style-name="T1">P4</text:span></text:p>
          </draw:text-box>
        </draw:frame>
        <draw:frame draw:style-name="gr17" draw:text-style-name="P5" draw:layer="layout" svg:width="0.93cm" svg:height="0.645cm" svg:x="5.15cm" svg:y="18.772cm">
          <draw:text-box>
            <text:p><text:span text:style-name="T1">P5</text:span></text:p>
          </draw:text-box>
        </draw:frame>
        <draw:frame draw:style-name="gr18" draw:text-style-name="P7" draw:layer="layout" svg:width="8.787cm" svg:height="0.962cm" svg:x="1cm" svg:y="1cm">
          <draw:text-box>
            <text:p><text:span text:style-name="T5">MASCOT-Diagramm “CMC”</text:span></text:p>
          </draw:text-box>
        </draw:frame>
        <draw:connector draw:style-name="gr19" draw:text-style-name="P1" draw:layer="layout" draw:type="curve" svg:x1="9.255cm" svg:y1="10.525cm" svg:x2="12.43cm" svg:y2="10.207cm" draw:start-shape="id22" draw:start-glue-point="1" draw:end-shape="id8" svg:d="m9255 10525c2512 0 925-318 3175-318">
          <text:p/>
        </draw:connector>
        <draw:connector draw:style-name="gr11" draw:text-style-name="P1" draw:layer="layout" draw:type="curve" svg:x1="13.081cm" svg:y1="9.085cm" svg:x2="12.202cm" svg:y2="6.705cm" draw:start-shape="id8" draw:start-glue-point="5" draw:end-shape="id12" draw:end-glue-point="0" svg:d="m13081 9085c0-1654 1210-1103 1210-1992s-2089-1139-2089-388">
          <text:p/>
        </draw:connector>
        <draw:polyline draw:name="blah" draw:style-name="gr12" draw:text-style-name="P1" xml:id="id22" draw:id="id22" draw:layer="layout" svg:width="1.269cm" svg:height="-0.001cm" draw:transform="rotate (-1.57079632679579) translate (9.255cm 9.89cm)" svg:viewBox="0 0 1270 0" draw:points="0,0 635,0 1270,0">
          <svg:title>blah</svg:title>
          <svg:desc>blue</svg:desc>
          <text:p/>
        </draw:polyline>
        <draw:connector draw:style-name="gr11" draw:text-style-name="P1" draw:layer="layout" draw:type="line" svg:x1="9.255cm" svg:y1="10.525cm" svg:x2="7.35cm" svg:y2="10.207cm" draw:start-shape="id22" draw:start-glue-point="1" draw:end-shape="id14" svg:d="m9255 10525-1905-318">
          <text:p/>
        </draw:connector>
        <draw:polyline draw:name="blah" draw:style-name="gr12" draw:text-style-name="P1" xml:id="id23" draw:id="id23" draw:layer="layout" svg:width="1.269cm" svg:height="-0.001cm" draw:transform="rotate (-1.57079632679579) translate (10.525cm 11.16cm)" svg:viewBox="0 0 1270 0" draw:points="0,0 635,0 1270,0">
          <svg:title>blah</svg:title>
          <svg:desc>blue</svg:desc>
          <text:p/>
        </draw:polyline>
        <draw:connector draw:style-name="gr11" draw:text-style-name="P1" draw:layer="layout" draw:type="curve" draw:line-skew="-1.204cm" svg:x1="6.699cm" svg:y1="11.33cm" svg:x2="10.525cm" svg:y2="11.795cm" draw:start-shape="id14" draw:start-glue-point="9" draw:end-shape="id23" draw:end-glue-point="1" svg:d="m6699 11330c0 615 3826 383 3826 465">
          <text:p/>
        </draw:connector>
        <draw:connector draw:style-name="gr11" draw:text-style-name="P1" draw:layer="layout" draw:type="curve" draw:line-skew="0.186cm" svg:x1="10.525cm" svg:y1="11.795cm" svg:x2="12.43cm" svg:y2="10.207cm" draw:start-shape="id23" draw:start-glue-point="1" draw:end-shape="id8" svg:d="m10525 11795c1839 0 887-1588 1905-1588">
          <text:p/>
        </draw:connector>
        <draw:custom-shape draw:style-name="gr1" draw:text-style-name="P2" xml:id="id25" draw:id="id25" draw:layer="layout" svg:width="3.81cm" svg:height="2.54cm" svg:x="22.59cm" svg:y="13.065cm">
          <text:p text:style-name="P1"><text:span text:style-name="T1">Kaffee-Mahlwe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16.875cm" svg:y1="10.208cm" svg:x2="19.415cm" svg:y2="11.795cm" draw:start-shape="id8" draw:start-glue-point="10" draw:end-shape="id24" draw:end-glue-point="1" svg:d="m16875 10208c1773 0 503 1587 2540 1587">
          <text:p/>
        </draw:connector>
        <draw:connector draw:style-name="gr11" draw:text-style-name="P1" draw:layer="layout" draw:type="curve" svg:x1="19.415cm" svg:y1="11.795cm" svg:x2="23.148cm" svg:y2="13.437cm" draw:start-shape="id24" draw:start-glue-point="1" draw:end-shape="id25" draw:end-glue-point="5" svg:d="m19415 11795c2489 0 3733 547 3733 1642">
          <text:p/>
        </draw:connector>
        <draw:polyline draw:style-name="gr12" draw:text-style-name="P1" xml:id="id26" draw:id="id26" draw:layer="layout" svg:width="1.269cm" svg:height="-0.001cm" draw:transform="rotate (-1.57079632679579) translate (18.78cm 12.43cm)" svg:viewBox="0 0 1270 0" draw:points="0,0 635,0 1270,0">
          <text:p/>
        </draw:polyline>
        <draw:connector draw:style-name="gr11" draw:text-style-name="P1" draw:layer="layout" draw:type="curve" svg:x1="22.59cm" svg:y1="14.335cm" svg:x2="18.78cm" svg:y2="13.065cm" draw:start-shape="id25" draw:start-glue-point="6" draw:end-shape="id26" draw:end-glue-point="1" svg:d="m22590 14335c-2725 0-821-1270-3810-1270">
          <text:p/>
        </draw:connector>
        <draw:connector draw:style-name="gr11" draw:text-style-name="P1" draw:layer="layout" draw:type="curve" svg:x1="18.78cm" svg:y1="13.065cm" svg:x2="16.875cm" svg:y2="10.207cm" draw:start-shape="id26" draw:start-glue-point="1" draw:end-shape="id8" svg:d="m18780 13065c-1560 0-608-2858-1905-2858">
          <text:p/>
        </draw:connector>
        <draw:frame draw:style-name="gr17" draw:text-style-name="P5" draw:layer="layout" svg:width="1.184cm" svg:height="0.645cm" svg:x="18.126cm" svg:y="11.797cm">
          <draw:text-box>
            <text:p><text:span text:style-name="T1">CK2</text:span></text:p>
          </draw:text-box>
        </draw:frame>
        <draw:custom-shape draw:style-name="gr1" draw:text-style-name="P2" xml:id="id28" draw:id="id28" draw:layer="layout" svg:width="3.81cm" svg:height="2.54cm" svg:x="23.225cm" svg:y="16.875cm">
          <text:p text:style-name="P1"><text:span text:style-name="T1">Milchzufuh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5" draw:layer="layout" svg:width="1.243cm" svg:height="0.645cm" svg:x="17.496cm" svg:y="14.962cm">
          <draw:text-box>
            <text:p><text:span text:style-name="T1">CM1</text:span></text:p>
          </draw:text-box>
        </draw:frame>
        <draw:connector draw:style-name="gr11" draw:text-style-name="P1" draw:layer="layout" draw:type="curve" draw:line-skew="0.166cm" svg:x1="16.224cm" svg:y1="11.33cm" svg:x2="19.45cm" svg:y2="15.605cm" draw:start-shape="id8" draw:start-glue-point="9" draw:end-shape="id27" draw:end-glue-point="0" svg:d="m16224 11330c0 3672 3226 1535 3226 4275">
          <text:p/>
        </draw:connector>
        <draw:connector draw:style-name="gr11" draw:text-style-name="P1" draw:layer="layout" draw:type="curve" draw:line-skew="-1.848cm" svg:x1="19.45cm" svg:y1="15.605cm" svg:x2="23.225cm" svg:y2="18.145cm" draw:start-shape="id27" draw:start-glue-point="0" draw:end-shape="id28" draw:end-glue-point="6" svg:d="m19450 15605c546 0-1341 2540 3775 2540">
          <text:p/>
        </draw:connector>
        <draw:connector draw:style-name="gr11" draw:text-style-name="P1" draw:layer="layout" draw:type="curve" draw:line-skew="0.805cm" svg:x1="17.545cm" svg:y1="15.605cm" svg:x2="16.224cm" svg:y2="11.33cm" draw:start-shape="id29" draw:start-glue-point="0" draw:end-shape="id8" draw:end-glue-point="9" svg:d="m17545 15605c0-1782-1321 355-1321-4275">
          <text:p/>
        </draw:connector>
        <draw:connector draw:style-name="gr11" draw:text-style-name="P1" draw:layer="layout" draw:type="curve" draw:line-skew="-1.161cm" svg:x1="23.783cm" svg:y1="19.043cm" svg:x2="17.545cm" svg:y2="15.605cm" draw:start-shape="id28" draw:start-glue-point="7" draw:end-shape="id29" draw:end-glue-point="0" svg:d="m23783 19043c0-432-6238 1287-6238-3438">
          <text:p/>
        </draw:connector>
        <draw:connector draw:style-name="gr14" draw:text-style-name="P1" draw:layer="layout" draw:type="curve" svg:x1="13.383cm" svg:y1="13.065cm" svg:x2="13.763cm" svg:y2="11.625cm" draw:start-shape="id30" draw:start-glue-point="4" draw:end-shape="id8" draw:end-glue-point="12" svg:d="m13383 13065c0-952 380-233 380-1440">
          <text:p/>
        </draw:connector>
        <draw:polyline draw:style-name="gr12" draw:text-style-name="P1" xml:id="id27" draw:id="id27" draw:layer="layout" svg:width="1.269cm" svg:height="0cm" svg:x="18.815cm" svg:y="15.605cm" svg:viewBox="0 0 1270 0" draw:points="1270,0 635,0 0,0">
          <text:p/>
        </draw:polyline>
        <draw:polyline draw:style-name="gr12" draw:text-style-name="P1" xml:id="id29" draw:id="id29" draw:layer="layout" svg:width="1.269cm" svg:height="0cm" svg:x="16.91cm" svg:y="15.605cm" svg:viewBox="0 0 1270 0" draw:points="1270,0 635,0 0,0">
          <text:p/>
        </draw:polyline>
        <draw:connector draw:style-name="gr11" draw:text-style-name="P1" draw:layer="layout" draw:type="curve" draw:line-skew="0cm -2.543cm -1.748cm" svg:x1="15.373cm" svg:y1="4.82cm" svg:x2="13.142cm" svg:y2="3.803cm" draw:start-shape="id31" draw:start-glue-point="0" draw:end-shape="id13" draw:end-glue-point="9" svg:d="m15373 4820c0-828-1038-552-1038-556s-1193 223-1193-461">
          <text:p/>
        </draw:connector>
        <draw:connector draw:style-name="gr11" draw:text-style-name="P1" draw:layer="layout" draw:type="curve" svg:x1="13.7cm" svg:y1="2.905cm" svg:x2="15.605cm" svg:y2="5.435cm" draw:start-shape="id13" draw:start-glue-point="10" draw:end-shape="id32" draw:end-glue-point="0" svg:d="m13700 2905c1270 0 1905 843 1905 2530">
          <text:p/>
        </draw:connector>
        <draw:connector draw:style-name="gr11" draw:text-style-name="P1" draw:layer="layout" draw:type="curve" svg:x1="15.288cm" svg:y1="6.715cm" svg:x2="14.653cm" svg:y2="8.62cm" draw:start-shape="id33" draw:start-glue-point="8" draw:end-shape="id8" draw:end-glue-point="4" svg:d="m15288 6715c0 1428-635 476-635 1905">
          <text:p/>
        </draw:connector>
        <draw:frame draw:style-name="gr17" draw:text-style-name="P5" draw:layer="layout" svg:width="1.205cm" svg:height="0.645cm" svg:x="8.493cm" svg:y="9.246cm">
          <draw:text-box>
            <text:p><text:span text:style-name="T1">CU1</text:span></text:p>
          </draw:text-box>
        </draw:frame>
        <draw:frame draw:style-name="gr17" draw:text-style-name="P5" draw:layer="layout" svg:width="1.205cm" svg:height="0.645cm" svg:x="9.86cm" svg:y="10.526cm">
          <draw:text-box>
            <text:p><text:span text:style-name="T1">CU2</text:span></text:p>
          </draw:text-box>
        </draw:frame>
        <draw:frame draw:style-name="gr17" draw:text-style-name="P5" draw:layer="layout" svg:width="1.184cm" svg:height="0.645cm" svg:x="18.251cm" svg:y="6.071cm">
          <draw:text-box>
            <text:p><text:span text:style-name="T1">CS2</text:span></text:p>
          </draw:text-box>
        </draw:frame>
        <draw:frame draw:style-name="gr17" draw:text-style-name="P5" draw:layer="layout" svg:width="1.81cm" svg:height="0.645cm" svg:x="12.19cm" svg:y="17.509cm">
          <draw:text-box>
            <text:p><text:span text:style-name="T1">Interrupt</text:span></text:p>
          </draw:text-box>
        </draw:frame>
        <draw:polyline draw:style-name="gr12" draw:text-style-name="P1" xml:id="id34" draw:id="id34" draw:layer="layout" svg:width="1.269cm" svg:height="0cm" svg:x="16.91cm" svg:y="6.205cm" svg:viewBox="0 0 1270 0" draw:points="1270,0 635,0 0,0">
          <text:p/>
        </draw:polyline>
        <draw:connector draw:style-name="gr11" draw:text-style-name="P1" draw:layer="layout" draw:type="curve" draw:line-skew="1.312cm" svg:x1="13.142cm" svg:y1="2.007cm" svg:x2="17.545cm" svg:y2="6.205cm" draw:start-shape="id13" draw:start-glue-point="11" draw:end-shape="id34" draw:end-glue-point="0" svg:d="m13142 2007c0 658 4403-1440 4403 4198">
          <text:p/>
        </draw:connector>
        <draw:connector draw:style-name="gr11" draw:text-style-name="P1" draw:layer="layout" draw:type="curve" svg:x1="17.545cm" svg:y1="6.205cm" svg:x2="14.653cm" svg:y2="8.62cm" draw:start-shape="id34" draw:start-glue-point="0" draw:end-shape="id8" draw:end-glue-point="4" svg:d="m17545 6205c0 1942-2892 735-2892 2415">
          <text:p/>
        </draw:connector>
        <draw:frame draw:style-name="gr17" draw:text-style-name="P5" draw:layer="layout" svg:width="1.81cm" svg:height="0.645cm" svg:x="17.598cm" svg:y="5.438cm">
          <draw:text-box>
            <text:p><text:span text:style-name="T1">Interrupt</text:span></text:p>
          </draw:text-box>
        </draw:frame>
        <draw:polyline draw:style-name="gr12" draw:text-style-name="P1" draw:layer="layout" svg:width="1.269cm" svg:height="0cm" svg:x="16.91cm" svg:y="15.605cm" svg:viewBox="0 0 1270 0" draw:points="1270,0 635,0 0,0">
          <text:p/>
        </draw:polyline>
        <draw:polyline draw:style-name="gr12" draw:text-style-name="P1" xml:id="id35" draw:id="id35" draw:layer="layout" svg:width="1.269cm" svg:height="0cm" svg:x="15.31cm" svg:y="16.405cm" svg:viewBox="0 0 1270 0" draw:points="1270,0 635,0 0,0">
          <text:p/>
        </draw:polyline>
        <draw:frame draw:style-name="gr17" draw:text-style-name="P5" draw:layer="layout" svg:width="1.81cm" svg:height="0.645cm" svg:x="15.915cm" svg:y="15.662cm">
          <draw:text-box>
            <text:p><text:span text:style-name="T1">Interrupt</text:span></text:p>
          </draw:text-box>
        </draw:frame>
        <draw:connector draw:style-name="gr11" draw:text-style-name="P1" draw:layer="layout" draw:type="curve" svg:x1="15.945cm" svg:y1="16.405cm" svg:x2="15.473cm" svg:y2="11.651cm" draw:start-shape="id35" draw:start-glue-point="0" draw:end-shape="id8" draw:end-glue-point="14" svg:d="m15945 16405c0-3589-472-1213-472-4754">
          <text:p/>
        </draw:connector>
        <draw:custom-shape draw:style-name="gr2" draw:text-style-name="P2" xml:id="id36" draw:id="id36" draw:layer="layout" svg:width="0.635cm" svg:height="0.635cm" svg:x="15.602cm" svg:y="17.606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" draw:layer="layout" draw:type="curve" draw:line-skew="-0.481cm" svg:x1="15.945cm" svg:y1="16.405cm" svg:x2="15.92cm" svg:y2="17.606cm" draw:start-shape="id35" draw:start-glue-point="0" draw:end-shape="id36" draw:end-glue-point="4" svg:d="m15945 16405c0 310-25-290-25 1201">
          <text:p/>
        </draw:connector>
        <draw:connector draw:style-name="gr11" draw:text-style-name="P1" draw:layer="layout" draw:type="curve" svg:x1="5.762cm" svg:y1="14.345cm" svg:x2="5.127cm" svg:y2="11.795cm" draw:start-shape="id37" draw:end-shape="id14" svg:d="m5762 14345c0-1950-635-675-635-2550">
          <text:p/>
        </draw:connector>
        <draw:connector draw:style-name="gr11" draw:text-style-name="P1" draw:layer="layout" draw:type="curve" svg:x1="6.699cm" svg:y1="11.33cm" svg:x2="6.108cm" svg:y2="14.721cm" draw:start-shape="id14" draw:start-glue-point="9" svg:d="m6699 11330c0 3268-591 1573-591 3391">
          <text:p/>
        </draw:connector>
        <draw:connector draw:style-name="gr11" draw:text-style-name="P1" draw:layer="layout" draw:type="curve" svg:x1="6.715cm" svg:y1="14.662cm" svg:x2="13.081cm" svg:y2="11.33cm" draw:start-shape="id37" draw:start-glue-point="1" draw:end-shape="id8" draw:end-glue-point="7" svg:d="m6715 14662c4244 0 6366-1110 6366-3332">
          <text:p/>
        </draw:connector>
        <draw:custom-shape draw:style-name="gr2" draw:text-style-name="P2" draw:layer="layout" svg:width="0.635cm" svg:height="0.635cm" svg:x="16.875cm" svg:y="17.51cm">
          <text:p text:style-name="P1"><text:span text:style-name="T1">B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8" draw:id="id38" draw:layer="layout" svg:width="0.635cm" svg:height="0.635cm" svg:x="14.335cm" svg:y="13.065cm">
          <text:p text:style-name="P1"><text:span text:style-name="T1">B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14.653cm" svg:y1="13.065cm" svg:x2="14.653cm" svg:y2="11.795cm" draw:start-shape="id38" draw:start-glue-point="4" draw:end-shape="id8" draw:end-glue-point="8" svg:d="m14653 13065v-1270">
          <text:p/>
        </draw:connector>
        <draw:custom-shape draw:style-name="gr2" draw:text-style-name="P2" xml:id="id39" draw:id="id39" draw:layer="layout" svg:width="0.635cm" svg:height="0.635cm" svg:x="2.905cm" svg:y="13.7cm">
          <text:p text:style-name="P1"><text:span text:style-name="T1">P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3.223cm" svg:y1="13.7cm" svg:x2="3.556cm" svg:y2="11.33cm" draw:start-shape="id39" draw:start-glue-point="4" draw:end-shape="id14" draw:end-glue-point="7" svg:d="m3223 13700c0-1429 333-245 333-2370">
          <text:p/>
        </draw:connector>
        <draw:connector draw:style-name="gr11" draw:text-style-name="P1" draw:layer="layout" draw:type="curve" svg:x1="5.762cm" svg:y1="14.345cm" svg:x2="3.887cm" svg:y2="16.922cm" draw:start-shape="id37" draw:start-glue-point="0" svg:d="m5762 14345c0-828-1875-2116-1875 2577">
          <text:p/>
        </draw:connector>
        <draw:custom-shape draw:style-name="gr2" draw:text-style-name="P2" draw:layer="layout" svg:width="0.635cm" svg:height="0.635cm" svg:x="3.54cm" svg:y="16.875cm">
          <text:p text:style-name="P1"><text:span text:style-name="T1">H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15.373cm" svg:y1="4.82cm" svg:x2="19.486cm" svg:y2="4.355cm" draw:start-shape="id31" draw:start-glue-point="0" svg:d="m15373 4820c0-828 4113-595 4113-465">
          <text:p/>
        </draw:connector>
        <draw:custom-shape draw:style-name="gr2" draw:text-style-name="P2" draw:layer="layout" svg:width="0.635cm" svg:height="0.635cm" svg:x="19.415cm" svg:y="4.175cm">
          <text:p text:style-name="P1"><text:span text:style-name="T1">B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3" draw:id="id33" draw:layer="layout" svg:width="0.635cm" svg:height="0.635cm" svg:x="14.97cm" svg:y="6.08cm">
          <text:p text:style-name="P1"><text:span text:style-name="T1">B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User Interface" draw:style-name="dp1" draw:master-page-name="Default">
        <draw:frame draw:style-name="gr21" draw:text-style-name="P4" xml:id="id45" draw:id="id45" draw:layer="layout" svg:width="1.905cm" svg:height="1.42cm" svg:x="3.54cm" svg:y="11.01cm">
          <draw:text-box>
            <text:p text:style-name="P8"><text:span text:style-name="T2">Knöpfe</text:span></text:p>
          </draw:text-box>
        </draw:frame>
        <draw:custom-shape draw:style-name="gr3" draw:text-style-name="P2" xml:id="id44" draw:id="id44" draw:layer="layout" svg:width="3.999cm" svg:height="2.539cm" svg:x="10.525cm" svg:y="9.255cm">
          <text:p text:style-name="P1"><text:span text:style-name="T1">Benutzerführ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2" draw:text-style-name="P1" xml:id="id43" draw:id="id43" draw:layer="layout" svg:width="1.269cm" svg:height="-0.001cm" draw:transform="rotate (-1.57079632679579) translate (7.35cm 11.16cm)" svg:viewBox="0 0 1270 0" draw:points="0,0 635,0 1270,0">
          <text:p/>
        </draw:polyline>
        <draw:frame draw:style-name="gr22" draw:text-style-name="P4" xml:id="id42" draw:id="id42" draw:layer="layout" svg:width="1.905cm" svg:height="1.27cm" svg:x="3.54cm" svg:y="4.81cm">
          <draw:text-box>
            <text:p text:style-name="P3"><text:span text:style-name="T2">Anzeige</text:span></text:p>
          </draw:text-box>
        </draw:frame>
        <draw:connector draw:style-name="gr11" draw:text-style-name="P1" draw:layer="layout" draw:type="curve" svg:x1="9.89cm" svg:y1="5.128cm" svg:x2="7.35cm" svg:y2="5.445cm" draw:start-shape="id40" draw:start-glue-point="6" draw:end-shape="id41" draw:end-glue-point="1" svg:d="m9890 5128c-1774 0-505 317-2540 317">
          <text:p/>
        </draw:connector>
        <draw:connector draw:style-name="gr11" draw:text-style-name="P1" draw:layer="layout" draw:type="curve" svg:x1="7.35cm" svg:y1="5.445cm" svg:x2="5.445cm" svg:y2="5.445cm" draw:start-shape="id41" draw:start-glue-point="1" draw:end-shape="id42" svg:d="m7350 5445h-1905">
          <text:p/>
        </draw:connector>
        <draw:connector draw:style-name="gr11" draw:text-style-name="P1" draw:layer="layout" draw:type="curve" svg:x1="7.35cm" svg:y1="11.795cm" svg:x2="10.525cm" svg:y2="10.525cm" draw:start-shape="id43" draw:start-glue-point="1" draw:end-shape="id44" draw:end-glue-point="6" svg:d="m7350 11795c2512 0 925-1270 3175-1270">
          <text:p/>
        </draw:connector>
        <draw:connector draw:style-name="gr11" draw:text-style-name="P1" draw:layer="layout" draw:type="curve" svg:x1="5.445cm" svg:y1="11.72cm" svg:x2="7.35cm" svg:y2="11.795cm" draw:start-shape="id45" draw:start-glue-point="1" draw:end-shape="id43" draw:end-glue-point="1" svg:d="m5445 11720c1297 0 345 75 1905 75">
          <text:p/>
        </draw:connector>
        <draw:polyline draw:name="blah" draw:style-name="gr12" draw:text-style-name="P1" xml:id="id41" draw:id="id41" draw:layer="layout" svg:width="1.269cm" svg:height="-0.001cm" draw:transform="rotate (-1.57079632679579) translate (7.35cm 4.81cm)" svg:viewBox="0 0 1270 0" draw:points="0,0 635,0 1270,0">
          <svg:title>blah</svg:title>
          <svg:desc>blue</svg:desc>
          <text:p/>
        </draw:polyline>
        <draw:polyline draw:style-name="gr9" draw:text-style-name="P1" xml:id="id50" draw:id="id50" draw:layer="layout" svg:width="2.007cm" svg:height="1.204cm" draw:transform="rotate (-0.321664181143681) translate (10.715401286728cm 15.033631641382cm)" svg:viewBox="0 0 2008 1205" draw:points="0,602 201,1205 1153,887 2008,602 1807,0">
          <text:p/>
        </draw:polyline>
        <draw:connector draw:style-name="gr11" draw:text-style-name="P1" draw:layer="layout" draw:type="curve" draw:line-skew="-2.803cm" svg:x1="18.462cm" svg:y1="6.08cm" svg:x2="13.939cm" svg:y2="9.626cm" draw:start-shape="id46" draw:start-glue-point="2" draw:end-shape="id44" draw:end-glue-point="11" svg:d="m18462 6080c0-1785-4523-3558-4523 3546">
          <text:p/>
        </draw:connector>
        <draw:frame draw:style-name="gr17" draw:text-style-name="P5" draw:layer="layout" svg:width="0.93cm" svg:height="0.645cm" svg:x="18.485cm" svg:y="5.446cm">
          <draw:text-box>
            <text:p><text:span text:style-name="T1">P1</text:span></text:p>
          </draw:text-box>
        </draw:frame>
        <draw:frame draw:style-name="gr17" draw:text-style-name="P5" draw:layer="layout" svg:width="1.205cm" svg:height="0.645cm" svg:x="6.685cm" svg:y="10.516cm">
          <draw:text-box>
            <text:p><text:span text:style-name="T1">CU3</text:span></text:p>
          </draw:text-box>
        </draw:frame>
        <draw:frame draw:style-name="gr17" draw:text-style-name="P5" draw:layer="layout" svg:width="1.205cm" svg:height="0.645cm" svg:x="6.672cm" svg:y="4.166cm">
          <draw:text-box>
            <text:p><text:span text:style-name="T1">CU4</text:span></text:p>
          </draw:text-box>
        </draw:frame>
        <draw:frame draw:style-name="gr17" draw:text-style-name="P5" draw:layer="layout" svg:width="0.93cm" svg:height="0.645cm" svg:x="9.255cm" svg:y="15.603cm">
          <draw:text-box>
            <text:p><text:span text:style-name="T1">P3</text:span></text:p>
          </draw:text-box>
        </draw:frame>
        <draw:polyline draw:name="blah" draw:style-name="gr12" draw:text-style-name="P1" xml:id="id49" draw:id="id49" draw:layer="layout" svg:width="1.269cm" svg:height="-0.001cm" draw:transform="rotate (-1.57079632679579) translate (19.353cm 9.201cm)" svg:viewBox="0 0 1270 0" draw:points="0,0 635,0 1270,0">
          <svg:title>blah</svg:title>
          <svg:desc>blue</svg:desc>
          <text:p/>
        </draw:polyline>
        <draw:polyline draw:name="blah" draw:style-name="gr12" draw:text-style-name="P1" xml:id="id47" draw:id="id47" draw:layer="layout" svg:width="1.269cm" svg:height="-0.001cm" draw:transform="rotate (-1.57079632679579) translate (19.415cm 11.795cm)" svg:viewBox="0 0 1270 0" draw:points="0,0 635,0 1270,0">
          <svg:title>blah</svg:title>
          <svg:desc>blue</svg:desc>
          <text:p/>
        </draw:polyline>
        <draw:connector draw:style-name="gr11" draw:text-style-name="P1" draw:layer="layout" draw:type="curve" svg:x1="13.939cm" svg:y1="11.423cm" svg:x2="19.415cm" svg:y2="12.43cm" draw:start-shape="id44" draw:start-glue-point="9" draw:end-shape="id47" draw:end-glue-point="1" svg:d="m13939 11423c0 672 1825 1007 5476 1007">
          <text:p/>
        </draw:connector>
        <draw:frame draw:style-name="gr17" draw:text-style-name="P5" draw:layer="layout" svg:width="1.205cm" svg:height="0.645cm" svg:x="18.788cm" svg:y="8.621cm">
          <draw:text-box>
            <text:p><text:span text:style-name="T1">CU1</text:span></text:p>
          </draw:text-box>
        </draw:frame>
        <draw:frame draw:style-name="gr18" draw:text-style-name="P7" draw:layer="layout" svg:width="9.908cm" svg:height="0.962cm" svg:x="1.001cm" svg:y="1.001cm">
          <draw:text-box>
            <text:p><text:span text:style-name="T5">CMC User Interface Subsystem</text:span></text:p>
          </draw:text-box>
        </draw:frame>
        <draw:polyline draw:style-name="gr9" draw:text-style-name="P1" xml:id="id46" draw:id="id46" draw:layer="layout" svg:width="2.007cm" svg:height="1.204cm" draw:transform="rotate (-0.321664181143681) translate (17.700401286728cm 4.87363164138205cm)" svg:viewBox="0 0 2008 1205" draw:points="0,602 201,1205 1153,887 2008,602 1807,0">
          <text:p/>
        </draw:polyline>
        <draw:custom-shape draw:style-name="gr3" draw:text-style-name="P2" xml:id="id40" draw:id="id40" draw:layer="layout" svg:width="3.175cm" svg:height="1.905cm" svg:x="9.89cm" svg:y="4.175cm">
          <text:p text:style-name="P1"><text:span text:style-name="T1">Ausgab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11.795cm" svg:y1="7.985cm" svg:x2="11.477cm" svg:y2="6.08cm" draw:start-shape="id48" draw:start-glue-point="0" draw:end-shape="id40" svg:d="m11795 7985c0-1560-318-608-318-1905">
          <text:p/>
        </draw:connector>
        <draw:connector draw:style-name="gr11" draw:text-style-name="P1" draw:layer="layout" draw:type="curve" svg:x1="19.353cm" svg:y1="9.836cm" svg:x2="14.524cm" svg:y2="10.525cm" draw:start-shape="id49" draw:start-glue-point="1" draw:end-shape="id44" draw:end-glue-point="10" svg:d="m19353 9836c-3753 0-1339 689-4829 689">
          <text:p/>
        </draw:connector>
        <draw:frame draw:style-name="gr17" draw:text-style-name="P5" draw:layer="layout" svg:width="1.205cm" svg:height="0.645cm" svg:x="18.653cm" svg:y="11.161cm">
          <draw:text-box>
            <text:p><text:span text:style-name="T1">CU2</text:span></text:p>
          </draw:text-box>
        </draw:frame>
        <draw:polyline draw:style-name="gr12" draw:text-style-name="P1" xml:id="id48" draw:id="id48" draw:layer="layout" svg:width="1.269cm" svg:height="0cm" svg:x="11.16cm" svg:y="7.985cm" svg:viewBox="0 0 1270 0" draw:points="1270,0 635,0 0,0">
          <text:p/>
        </draw:polyline>
        <draw:connector draw:style-name="gr11" draw:text-style-name="P1" draw:layer="layout" draw:type="curve" svg:x1="12.525cm" svg:y1="9.255cm" svg:x2="11.795cm" svg:y2="7.985cm" draw:start-shape="id44" draw:start-glue-point="4" draw:end-shape="id48" draw:end-glue-point="0" svg:d="m12525 9255c0-822-730-187-730-1270">
          <text:p/>
        </draw:connector>
        <draw:frame draw:style-name="gr17" draw:text-style-name="P5" draw:layer="layout" svg:width="1.205cm" svg:height="0.645cm" svg:x="9.955cm" svg:y="7.351cm">
          <draw:text-box>
            <text:p><text:span text:style-name="T1">CU5</text:span></text:p>
          </draw:text-box>
        </draw:frame>
        <draw:connector draw:style-name="gr11" draw:text-style-name="P1" draw:layer="layout" draw:type="curve" svg:x1="11.477cm" svg:y1="15.605cm" svg:x2="12.525cm" svg:y2="11.794cm" draw:start-shape="id50" draw:start-glue-point="0" draw:end-shape="id44" draw:end-glue-point="8" svg:d="m11477 15605c0-2896 1048-991 1048-3811">
          <text:p/>
        </draw:connector>
        <draw:frame draw:style-name="gr8" draw:text-style-name="P2" draw:layer="layout" svg:width="3.81cm" svg:height="0.645cm" svg:x="10.525cm" svg:y="16.24cm">
          <draw:text-box>
            <text:p text:style-name="P1"><text:span text:style-name="T1">Hauptparameter</text:span></text:p>
          </draw:text-box>
        </draw:frame>
        <draw:frame draw:style-name="gr5" draw:text-style-name="P2" draw:layer="layout" svg:width="3.175cm" svg:height="0.645cm" svg:x="16.875cm" svg:y="6.08cm">
          <draw:text-box>
            <text:p text:style-name="P1"><text:span text:style-name="T1">Statistikdaten</text:span></text:p>
          </draw:text-box>
        </draw:frame>
        <draw:connector draw:style-name="gr11" draw:text-style-name="P1" draw:layer="layout" draw:type="curve" svg:x1="11.11cm" svg:y1="11.423cm" svg:x2="10.832cm" svg:y2="15.847cm" draw:start-shape="id44" draw:start-glue-point="7" svg:d="m11110 11423c0 3972-278 1760-278 4424">
          <text:p/>
        </draw:connector>
        <draw:custom-shape draw:style-name="gr2" draw:text-style-name="P2" xml:id="id51" draw:id="id51" draw:layer="layout" svg:width="0.635cm" svg:height="0.635cm" svg:x="14.336cm" svg:y="13.066cm">
          <text:p text:style-name="P1"><text:span text:style-name="T1">B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14.654cm" svg:y1="13.066cm" svg:x2="13.939cm" svg:y2="11.423cm" draw:start-shape="id51" draw:start-glue-point="4" draw:end-shape="id44" draw:end-glue-point="9" svg:d="m14654 13066c0-955-715-134-715-1643">
          <text:p/>
        </draw:connector>
        <draw:connector draw:style-name="gr11" draw:text-style-name="P1" draw:layer="layout" draw:type="curve" svg:x1="11.477cm" svg:y1="15.605cm" svg:x2="15.021cm" svg:y2="15.158cm" draw:start-shape="id50" draw:start-glue-point="0" svg:d="m11477 15605c0-828 3544-604 3544-447">
          <text:p/>
        </draw:connector>
        <draw:custom-shape draw:style-name="gr2" draw:text-style-name="P2" draw:layer="layout" svg:width="0.635cm" svg:height="0.635cm" svg:x="14.97cm" svg:y="14.97cm">
          <text:p text:style-name="P1"><text:span text:style-name="T1">H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Wasserzufuhr" draw:style-name="dp1" draw:master-page-name="Default">
        <draw:frame draw:style-name="gr23" draw:text-style-name="P9" xml:id="id56" draw:id="id56" draw:layer="layout" svg:width="3.175cm" svg:height="0.645cm" svg:x="16.875cm" svg:y="6.716cm">
          <draw:text-box>
            <text:p text:style-name="P3"><text:span text:style-name="T2">Wasserpumpe</text:span></text:p>
          </draw:text-box>
        </draw:frame>
        <draw:polyline draw:style-name="gr12" draw:text-style-name="P1" xml:id="id52" draw:id="id52" draw:layer="layout" svg:width="1.269cm" svg:height="-0.001cm" draw:transform="rotate (-1.57079632679579) translate (5.36cm 6.714cm)" svg:viewBox="0 0 1270 0" draw:points="0,0 635,0 1270,0">
          <text:p/>
        </draw:polyline>
        <draw:polyline draw:style-name="gr12" draw:text-style-name="P1" xml:id="id54" draw:id="id54" draw:layer="layout" svg:width="1.269cm" svg:height="-0.001cm" draw:transform="rotate (-1.57079632679579) translate (5.445cm 9.889cm)" svg:viewBox="0 0 1270 0" draw:points="0,0 635,0 1270,0">
          <text:p/>
        </draw:polyline>
        <draw:polyline draw:style-name="gr12" draw:text-style-name="P1" xml:id="id58" draw:id="id58" draw:layer="layout" svg:width="1.269cm" svg:height="-0.001cm" draw:transform="rotate (-1.57079632679579) translate (14.97cm 9.255cm)" svg:viewBox="0 0 1270 0" draw:points="0,0 635,0 1270,0">
          <text:p/>
        </draw:polyline>
        <draw:polyline draw:style-name="gr12" draw:text-style-name="P1" xml:id="id59" draw:id="id59" draw:layer="layout" svg:width="1.269cm" svg:height="-0.001cm" draw:transform="rotate (-1.57079632679579) translate (14.335cm 11.795cm)" svg:viewBox="0 0 1270 0" draw:points="0,0 635,0 1270,0">
          <text:p/>
        </draw:polyline>
        <draw:polyline draw:style-name="gr12" draw:text-style-name="P1" xml:id="id62" draw:id="id62" draw:layer="layout" svg:width="1.269cm" svg:height="-0.001cm" draw:transform="rotate (-1.57079632679579) translate (14.335cm 14.335cm)" svg:viewBox="0 0 1270 0" draw:points="0,0 635,0 1270,0">
          <text:p/>
        </draw:polyline>
        <draw:polyline draw:style-name="gr12" draw:text-style-name="P1" xml:id="id55" draw:id="id55" draw:layer="layout" svg:width="1.269cm" svg:height="-0.001cm" draw:transform="rotate (-1.57079632679579) translate (14.97cm 6.725cm)" svg:viewBox="0 0 1270 0" draw:points="0,0 635,0 1270,0">
          <text:p/>
        </draw:polyline>
        <draw:custom-shape draw:style-name="gr2" draw:text-style-name="P2" xml:id="id53" draw:id="id53" draw:layer="layout" svg:width="3.81cm" svg:height="2.54cm" svg:x="8.62cm" svg:y="7.35cm">
          <text:p text:style-name="P1"><text:span text:style-name="T1">Wasserzufuh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draw:line-skew="1.183cm" svg:x1="5.36cm" svg:y1="7.349cm" svg:x2="9.178cm" svg:y2="7.722cm" draw:start-shape="id52" draw:start-glue-point="1" draw:end-shape="id53" draw:end-glue-point="5" svg:d="m5360 7349c0 51 3818-135 3818 373">
          <text:p/>
        </draw:connector>
        <draw:connector draw:style-name="gr11" draw:text-style-name="P1" draw:layer="layout" draw:type="curve" svg:x1="8.62cm" svg:y1="8.62cm" svg:x2="5.445cm" svg:y2="10.524cm" draw:start-shape="id53" draw:end-shape="id54" draw:end-glue-point="1" svg:d="m8620 8620c-2250 0-663 1904-3175 1904">
          <text:p/>
        </draw:connector>
        <draw:frame draw:style-name="gr24" draw:text-style-name="P9" xml:id="id57" draw:id="id57" draw:layer="layout" svg:width="3.175cm" svg:height="1.039cm" svg:x="16.875cm" svg:y="9.486cm">
          <draw:text-box>
            <text:p text:style-name="P3"><text:span text:style-name="T2">Durchfluss-messer</text:span></text:p>
          </draw:text-box>
        </draw:frame>
        <draw:frame draw:style-name="gr25" draw:text-style-name="P9" xml:id="id60" draw:id="id60" draw:layer="layout" svg:width="3.175cm" svg:height="1.039cm" svg:x="16.875cm" svg:y="12.661cm">
          <draw:text-box>
            <text:p text:style-name="P3"><text:span text:style-name="T2">Durchlauf-erhitzer</text:span></text:p>
          </draw:text-box>
        </draw:frame>
        <draw:frame draw:style-name="gr26" draw:text-style-name="P9" xml:id="id61" draw:id="id61" draw:layer="layout" svg:width="3.175cm" svg:height="2.309cm" svg:x="16.875cm" svg:y="14.97cm">
          <draw:text-box>
            <text:p text:style-name="P3"><text:span text:style-name="T2">Temperatur-Sensor</text:span></text:p>
          </draw:text-box>
        </draw:frame>
        <draw:connector draw:style-name="gr11" draw:text-style-name="P1" draw:layer="layout" draw:type="curve" svg:x1="14.97cm" svg:y1="7.36cm" svg:x2="16.875cm" svg:y2="7.037cm" draw:start-shape="id55" draw:start-glue-point="1" draw:end-shape="id56" draw:end-glue-point="3" svg:d="m14970 7360c1561 0 609-323 1905-323">
          <text:p/>
        </draw:connector>
        <draw:connector draw:style-name="gr11" draw:text-style-name="P1" draw:layer="layout" draw:type="curve" draw:line-skew="1.023cm" svg:x1="11.872cm" svg:y1="7.722cm" svg:x2="14.97cm" svg:y2="7.36cm" draw:start-shape="id53" draw:start-glue-point="11" draw:end-shape="id55" draw:end-glue-point="1" svg:d="m11872 7722c0-732 3098-551 3098-362">
          <text:p/>
        </draw:connector>
        <draw:connector draw:style-name="gr11" draw:text-style-name="P1" draw:layer="layout" draw:type="curve" svg:x1="16.875cm" svg:y1="10.005cm" svg:x2="14.97cm" svg:y2="9.89cm" draw:start-shape="id57" draw:start-glue-point="3" draw:end-shape="id58" draw:end-glue-point="1" svg:d="m16875 10005c-1297 0-345-115-1905-115">
          <text:p/>
        </draw:connector>
        <draw:connector draw:style-name="gr11" draw:text-style-name="P1" draw:layer="layout" draw:type="curve" svg:x1="14.97cm" svg:y1="9.89cm" svg:x2="12.43cm" svg:y2="8.62cm" draw:start-shape="id58" draw:start-glue-point="1" draw:end-shape="id53" svg:d="m14970 9890c-2035 0-766-1270-2540-1270">
          <text:p/>
        </draw:connector>
        <draw:connector draw:style-name="gr11" draw:text-style-name="P1" draw:layer="layout" draw:type="curve" draw:line-skew="1.325cm" svg:x1="11.872cm" svg:y1="9.518cm" svg:x2="14.335cm" svg:y2="12.43cm" draw:start-shape="id53" draw:start-glue-point="9" draw:end-shape="id59" draw:end-glue-point="1" svg:d="m11872 9518c0 3964 2463 2509 2463 2912">
          <text:p/>
        </draw:connector>
        <draw:connector draw:style-name="gr11" draw:text-style-name="P1" draw:layer="layout" draw:type="curve" svg:x1="14.335cm" svg:y1="12.43cm" svg:x2="16.875cm" svg:y2="13.18cm" draw:start-shape="id59" draw:start-glue-point="1" draw:end-shape="id60" draw:end-glue-point="3" svg:d="m14335 12430c2037 0 767 750 2540 750">
          <text:p/>
        </draw:connector>
        <draw:connector draw:style-name="gr11" draw:text-style-name="P1" draw:layer="layout" draw:type="curve" svg:x1="16.875cm" svg:y1="16.124cm" svg:x2="14.335cm" svg:y2="14.97cm" draw:start-shape="id61" draw:start-glue-point="3" draw:end-shape="id62" draw:end-glue-point="1" svg:d="m16875 16124c-1773 0-503-1154-2540-1154">
          <text:p/>
        </draw:connector>
        <draw:connector draw:style-name="gr11" draw:text-style-name="P1" draw:layer="layout" draw:type="curve" draw:line-skew="2.147cm" svg:x1="14.335cm" svg:y1="14.97cm" svg:x2="10.525cm" svg:y2="9.89cm" draw:start-shape="id62" draw:start-glue-point="1" draw:end-shape="id53" draw:end-glue-point="8" svg:d="m14335 14970c0-1074-3810 1466-3810-5080">
          <text:p/>
        </draw:connector>
        <draw:frame draw:style-name="gr17" draw:text-style-name="P5" draw:layer="layout" svg:width="1.281cm" svg:height="0.645cm" svg:x="14.335cm" svg:y="6.081cm">
          <draw:text-box>
            <text:p><text:span text:style-name="T1">CW4</text:span></text:p>
          </draw:text-box>
        </draw:frame>
        <draw:frame draw:style-name="gr17" draw:text-style-name="P5" draw:layer="layout" svg:width="1.281cm" svg:height="0.645cm" svg:x="4.772cm" svg:y="9.256cm">
          <draw:text-box>
            <text:p><text:span text:style-name="T1">CW2</text:span></text:p>
          </draw:text-box>
        </draw:frame>
        <draw:frame draw:style-name="gr17" draw:text-style-name="P5" draw:layer="layout" svg:width="1.281cm" svg:height="0.645cm" svg:x="13.535cm" svg:y="11.151cm">
          <draw:text-box>
            <text:p><text:span text:style-name="T1">CW6</text:span></text:p>
          </draw:text-box>
        </draw:frame>
        <draw:frame draw:style-name="gr17" draw:text-style-name="P5" draw:layer="layout" svg:width="1.281cm" svg:height="0.645cm" svg:x="13.535cm" svg:y="13.691cm">
          <draw:text-box>
            <text:p><text:span text:style-name="T1">CW7</text:span></text:p>
          </draw:text-box>
        </draw:frame>
        <draw:frame draw:style-name="gr17" draw:text-style-name="P5" draw:layer="layout" svg:width="1.281cm" svg:height="0.645cm" svg:x="4.645cm" svg:y="6.081cm">
          <draw:text-box>
            <text:p><text:span text:style-name="T1">CW1</text:span></text:p>
          </draw:text-box>
        </draw:frame>
        <draw:frame draw:style-name="gr17" draw:text-style-name="P5" draw:layer="layout" svg:width="1.281cm" svg:height="0.645cm" svg:x="14.324cm" svg:y="8.611cm">
          <draw:text-box>
            <text:p><text:span text:style-name="T1">CW5</text:span></text:p>
          </draw:text-box>
        </draw:frame>
        <draw:frame draw:style-name="gr27" draw:text-style-name="P9" xml:id="id63" draw:id="id63" draw:layer="layout" svg:width="3.175cm" svg:height="2.076cm" svg:x="16.875cm" svg:y="3.45cm">
          <draw:text-box>
            <text:p text:style-name="P3"><text:span text:style-name="T2">Wassersensor</text:span></text:p>
          </draw:text-box>
        </draw:frame>
        <draw:polyline draw:style-name="gr12" draw:text-style-name="P1" xml:id="id64" draw:id="id64" draw:layer="layout" svg:width="1.269cm" svg:height="-0.001cm" draw:transform="rotate (-1.57079632679579) translate (14.335cm 4.175cm)" svg:viewBox="0 0 1270 0" draw:points="0,0 635,0 1270,0">
          <text:p/>
        </draw:polyline>
        <draw:connector draw:style-name="gr11" draw:text-style-name="P1" draw:layer="layout" draw:type="curve" svg:x1="16.875cm" svg:y1="4.487cm" svg:x2="14.335cm" svg:y2="4.81cm" draw:start-shape="id63" draw:start-glue-point="3" draw:end-shape="id64" draw:end-glue-point="1" svg:d="m16875 4487c-1773 0-503 323-2540 323">
          <text:p/>
        </draw:connector>
        <draw:connector draw:style-name="gr11" draw:text-style-name="P1" draw:layer="layout" draw:type="curve" draw:line-skew="-0.804cm" svg:x1="14.335cm" svg:y1="4.81cm" svg:x2="10.525cm" svg:y2="7.35cm" draw:start-shape="id64" draw:start-glue-point="1" draw:end-shape="id53" draw:end-glue-point="4" svg:d="m14335 4810c0 1185-3810-85-3810 2540">
          <text:p/>
        </draw:connector>
        <draw:frame draw:style-name="gr17" draw:text-style-name="P5" draw:layer="layout" svg:width="1.281cm" svg:height="0.645cm" svg:x="13.757cm" svg:y="3.531cm">
          <draw:text-box>
            <text:p><text:span text:style-name="T1">CW3</text:span></text:p>
          </draw:text-box>
        </draw:frame>
        <draw:frame draw:style-name="gr17" draw:text-style-name="P5" draw:layer="layout" svg:width="1.81cm" svg:height="0.645cm" svg:x="15.065cm" svg:y="3.541cm">
          <draw:text-box>
            <text:p><text:span text:style-name="T1">Interrupt</text:span></text:p>
          </draw:text-box>
        </draw:frame>
        <draw:custom-shape draw:style-name="gr2" draw:text-style-name="P2" xml:id="id65" draw:id="id65" draw:layer="layout" svg:width="0.635cm" svg:height="0.635cm" svg:x="7.35cm" svg:y="13.7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9.178cm" svg:y1="9.518cm" svg:x2="7.668cm" svg:y2="13.7cm" draw:start-shape="id53" draw:start-glue-point="7" draw:end-shape="id65" draw:end-glue-point="4" svg:d="m9178 9518c0 3415-1510 1325-1510 4182">
          <text:p/>
        </draw:connector>
        <draw:frame draw:style-name="gr18" draw:text-style-name="P7" draw:layer="layout" svg:width="9.853cm" svg:height="0.962cm" svg:x="1cm" svg:y="1.001cm">
          <draw:text-box>
            <text:p><text:span text:style-name="T5">CMC Wasserzufuhr Subsystem</text:span></text:p>
          </draw:text-box>
        </draw:frame>
        <draw:custom-shape draw:style-name="gr2" draw:text-style-name="P2" xml:id="id66" draw:id="id66" draw:layer="layout" svg:width="0.635cm" svg:height="0.635cm" svg:x="9.255cm" svg:y="12.43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curve" svg:x1="9.573cm" svg:y1="12.43cm" svg:x2="10.525cm" svg:y2="9.89cm" draw:start-shape="id66" draw:start-glue-point="4" draw:end-shape="id53" svg:d="m9573 12430c0-1905 952-635 952-2540">
          <text:p/>
        </draw:connector>
      </draw:page>
      <draw:page draw:name="Kaffee-Mahlwerk" draw:style-name="dp1" draw:master-page-name="Standard">
        <draw:frame draw:style-name="gr18" draw:text-style-name="P10" draw:layer="layout" svg:width="10.721cm" svg:height="0.962cm" svg:x="1cm" svg:y="1.001cm">
          <draw:text-box>
            <text:p><text:span text:style-name="T6">CMC Kaffee-Mahlwerk Subsystem</text:span></text:p>
          </draw:text-box>
        </draw:frame>
        <draw:frame draw:style-name="gr28" draw:text-style-name="P9" xml:id="id76" draw:id="id76" draw:layer="layout" svg:width="5.675cm" svg:height="1.269cm" svg:x="17.325cm" svg:y="16.731cm">
          <draw:text-box>
            <text:p text:style-name="P3"><text:span text:style-name="T2">Kaffeebohnen-Sensor</text:span></text:p>
          </draw:text-box>
        </draw:frame>
        <draw:frame draw:style-name="gr29" draw:text-style-name="P9" xml:id="id78" draw:id="id78" draw:layer="layout" svg:width="5.675cm" svg:height="1.269cm" svg:x="12.525cm" svg:y="5.9cm">
          <draw:text-box>
            <text:p text:style-name="P3"><text:span text:style-name="T2">Kaffee-Kuchen-Auswerfer</text:span></text:p>
          </draw:text-box>
        </draw:frame>
        <draw:frame draw:style-name="gr30" draw:text-style-name="P9" xml:id="id71" draw:id="id71" draw:layer="layout" svg:width="5.675cm" svg:height="1.269cm" svg:x="12.525cm" svg:y="7.431cm">
          <draw:text-box>
            <text:p text:style-name="P3"><text:span text:style-name="T2">Kaffee-Kuchen-Sensor</text:span></text:p>
          </draw:text-box>
        </draw:frame>
        <draw:custom-shape draw:style-name="gr2" draw:text-style-name="P2" xml:id="id68" draw:id="id68" draw:layer="layout" svg:width="2.54cm" svg:height="1.27cm" svg:x="3.7cm" svg:y="4.83cm">
          <text:p text:style-name="P1"><text:span text:style-name="T1">Mahlwe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2" draw:text-style-name="P1" xml:id="id67" draw:id="id67" draw:layer="layout" svg:width="1.269cm" svg:height="-0.001cm" draw:transform="rotate (-1.57079632679579) translate (2cm 3.73cm)" svg:viewBox="0 0 1270 0" draw:points="0,0 635,0 1270,0">
          <text:p/>
        </draw:polyline>
        <draw:polyline draw:style-name="gr12" draw:text-style-name="P1" xml:id="id74" draw:id="id74" draw:layer="layout" svg:width="1.269cm" svg:height="-0.001cm" draw:transform="rotate (-1.57079632679579) translate (15.5cm 16.7cm)" svg:viewBox="0 0 1270 0" draw:points="0,0 635,0 1270,0">
          <text:p/>
        </draw:polyline>
        <draw:polyline draw:style-name="gr12" draw:text-style-name="P1" xml:id="id70" draw:id="id70" draw:layer="layout" svg:width="1.269cm" svg:height="-0.001cm" draw:transform="rotate (-1.57079632679579) translate (10.7cm 8cm)" svg:viewBox="0 0 1270 0" draw:points="0,0 635,0 1270,0">
          <text:p/>
        </draw:polyline>
        <draw:custom-shape draw:style-name="gr2" draw:text-style-name="P2" xml:id="id85" draw:id="id85" draw:layer="layout" svg:width="0.635cm" svg:height="0.635cm" svg:x="6.08cm" svg:y="15.605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5" draw:layer="layout" svg:width="1.184cm" svg:height="0.645cm" svg:x="1.348cm" svg:y="3.158cm">
          <draw:text-box>
            <text:p><text:span text:style-name="T1">CK1</text:span></text:p>
          </draw:text-box>
        </draw:frame>
        <draw:polyline draw:style-name="gr12" draw:text-style-name="P1" xml:id="id69" draw:id="id69" draw:layer="layout" svg:width="1.269cm" svg:height="-0.001cm" draw:transform="rotate (-1.57079632679579) translate (2cm 6cm)" svg:viewBox="0 0 1270 0" draw:points="0,0 635,0 1270,0">
          <text:p/>
        </draw:polyline>
        <draw:connector draw:style-name="gr11" draw:text-style-name="P1" draw:layer="layout" draw:type="curve" svg:x1="2cm" svg:y1="4.365cm" svg:x2="4.072cm" svg:y2="5.016cm" draw:start-shape="id67" draw:start-glue-point="1" draw:end-shape="id68" draw:end-glue-point="5" svg:d="m2000 4365c0-1723 2072-2049 2072 651">
          <text:p/>
        </draw:connector>
        <draw:connector draw:style-name="gr11" draw:text-style-name="P1" draw:layer="layout" draw:type="curve" svg:x1="4.072cm" svg:y1="5.914cm" svg:x2="2cm" svg:y2="6.635cm" draw:start-shape="id68" draw:start-glue-point="7" draw:end-shape="id69" draw:end-glue-point="1" svg:d="m4072 5914c0 481-690 721-2072 721">
          <text:p/>
        </draw:connector>
        <draw:frame draw:style-name="gr17" draw:text-style-name="P5" draw:layer="layout" svg:width="1.184cm" svg:height="0.645cm" svg:x="1.336cm" svg:y="5.458cm">
          <draw:text-box>
            <text:p><text:span text:style-name="T1">CK2</text:span></text:p>
          </draw:text-box>
        </draw:frame>
        <draw:connector draw:style-name="gr11" draw:text-style-name="P1" draw:layer="layout" draw:type="curve" svg:x1="10.7cm" svg:y1="8.635cm" svg:x2="5.868cm" svg:y2="5.914cm" draw:start-shape="id70" draw:start-glue-point="1" draw:end-shape="id68" draw:end-glue-point="9" svg:d="m10700 8635c0-2386-4832-1026-4832-2721">
          <text:p/>
        </draw:connector>
        <draw:connector draw:style-name="gr11" draw:text-style-name="P1" draw:layer="layout" draw:type="curve" svg:x1="12.525cm" svg:y1="8.065cm" svg:x2="10.7cm" svg:y2="8.635cm" draw:start-shape="id71" draw:start-glue-point="3" draw:end-shape="id70" draw:end-glue-point="1" svg:d="m12525 8065c-1237 0-325 570-1825 570">
          <text:p/>
        </draw:connector>
        <draw:frame draw:style-name="gr17" draw:text-style-name="P5" draw:layer="layout" svg:width="1.184cm" svg:height="0.645cm" svg:x="9.481cm" svg:y="7.658cm">
          <draw:text-box>
            <text:p><text:span text:style-name="T1">CK4</text:span></text:p>
          </draw:text-box>
        </draw:frame>
        <draw:polyline draw:style-name="gr12" draw:text-style-name="P1" xml:id="id77" draw:id="id77" draw:layer="layout" svg:width="1.269cm" svg:height="-0.001cm" draw:transform="rotate (-1.57079632679579) translate (10.7cm 4.5cm)" svg:viewBox="0 0 1270 0" draw:points="0,0 635,0 1270,0">
          <text:p/>
        </draw:polyline>
        <draw:polyline draw:style-name="gr12" draw:text-style-name="P1" xml:id="id72" draw:id="id72" draw:layer="layout" svg:width="1.269cm" svg:height="-0.001cm" draw:transform="rotate (-1.57079632679579) translate (17.7cm 11.7cm)" svg:viewBox="0 0 1270 0" draw:points="0,0 635,0 1270,0">
          <text:p/>
        </draw:polyline>
        <draw:connector draw:style-name="gr11" draw:text-style-name="P1" draw:layer="layout" draw:type="curve" svg:x1="17.7cm" svg:y1="12.335cm" svg:x2="19.626cm" svg:y2="12.366cm" draw:start-shape="id72" draw:start-glue-point="1" draw:end-shape="id73" draw:end-glue-point="3" svg:d="m17700 12335c1576 0 614 31 1926 31">
          <text:p/>
        </draw:connector>
        <draw:connector draw:style-name="gr11" draw:text-style-name="P1" draw:layer="layout" draw:type="curve" svg:x1="15.5cm" svg:y1="17.335cm" svg:x2="14.2cm" svg:y2="17.335cm" draw:start-shape="id74" draw:start-glue-point="1" draw:end-shape="id75" svg:d="m15500 17335h-1300">
          <text:p/>
        </draw:connector>
        <draw:connector draw:style-name="gr11" draw:text-style-name="P1" draw:layer="layout" draw:type="curve" svg:x1="17.325cm" svg:y1="17.365cm" svg:x2="15.5cm" svg:y2="17.335cm" draw:start-shape="id76" draw:start-glue-point="3" draw:end-shape="id74" draw:end-glue-point="1" svg:d="m17325 17365c-1237 0-325-30-1825-30">
          <text:p/>
        </draw:connector>
        <draw:polyline draw:style-name="gr12" draw:text-style-name="P1" xml:id="id79" draw:id="id79" draw:layer="layout" svg:width="1.269cm" svg:height="-0.001cm" draw:transform="rotate (-1.57079632679579) translate (10.7cm 6.23cm)" svg:viewBox="0 0 1270 0" draw:points="0,0 635,0 1270,0">
          <text:p/>
        </draw:polyline>
        <draw:connector draw:style-name="gr11" draw:text-style-name="P1" draw:layer="layout" draw:type="curve" svg:x1="10.7cm" svg:y1="5.135cm" svg:x2="12.525cm" svg:y2="6.534cm" draw:start-shape="id77" draw:start-glue-point="1" draw:end-shape="id78" draw:end-glue-point="3" svg:d="m10700 5135c1500 0 588 1399 1825 1399">
          <text:p/>
        </draw:connector>
        <draw:connector draw:style-name="gr11" draw:text-style-name="P1" draw:layer="layout" draw:type="curve" draw:line-skew="-0.189cm" svg:x1="6.24cm" svg:y1="5.465cm" svg:x2="10.7cm" svg:y2="5.135cm" draw:start-shape="id68" draw:start-glue-point="10" draw:end-shape="id77" draw:end-glue-point="1" svg:d="m6240 5465c2931 0 701-330 4460-330">
          <text:p/>
        </draw:connector>
        <draw:connector draw:style-name="gr11" draw:text-style-name="P1" draw:layer="layout" draw:type="curve" svg:x1="10.7cm" svg:y1="6.865cm" svg:x2="5.868cm" svg:y2="5.914cm" draw:start-shape="id79" draw:start-glue-point="1" draw:end-shape="id68" draw:end-glue-point="9" svg:d="m10700 6865c-3222 0-4832-317-4832-951">
          <text:p/>
        </draw:connector>
        <draw:connector draw:style-name="gr11" draw:text-style-name="P1" draw:layer="layout" draw:type="curve" draw:line-skew="0.098cm" svg:x1="12.525cm" svg:y1="6.534cm" svg:x2="10.7cm" svg:y2="6.865cm" draw:start-shape="id78" draw:start-glue-point="3" draw:end-shape="id79" draw:end-glue-point="1" svg:d="m12525 6534c-1090 0-178 331-1825 331">
          <text:p/>
        </draw:connector>
        <draw:frame draw:style-name="gr17" draw:text-style-name="P5" draw:layer="layout" svg:width="1.184cm" svg:height="0.645cm" svg:x="14.981cm" svg:y="11.458cm">
          <draw:text-box>
            <text:p><text:span text:style-name="T1">CK9</text:span></text:p>
          </draw:text-box>
        </draw:frame>
        <draw:frame draw:style-name="gr17" draw:text-style-name="P5" draw:layer="layout" svg:width="1.184cm" svg:height="0.645cm" svg:x="14.336cm" svg:y="16.458cm">
          <draw:text-box>
            <text:p><text:span text:style-name="T1">CK8</text:span></text:p>
          </draw:text-box>
        </draw:frame>
        <draw:frame draw:style-name="gr17" draw:text-style-name="P5" draw:layer="layout" svg:width="1.184cm" svg:height="0.645cm" svg:x="9.581cm" svg:y="4.198cm">
          <draw:text-box>
            <text:p><text:span text:style-name="T1">CK5</text:span></text:p>
          </draw:text-box>
        </draw:frame>
        <draw:frame draw:style-name="gr17" draw:text-style-name="P5" draw:layer="layout" svg:width="1.184cm" svg:height="0.645cm" svg:x="9.536cm" svg:y="5.958cm">
          <draw:text-box>
            <text:p><text:span text:style-name="T1">CK6</text:span></text:p>
          </draw:text-box>
        </draw:frame>
        <draw:custom-shape draw:style-name="gr2" draw:text-style-name="P2" xml:id="id81" draw:id="id81" draw:layer="layout" svg:width="2.54cm" svg:height="1.27cm" svg:x="6.66cm" svg:y="12.63cm">
          <text:p text:style-name="P1"><text:span text:style-name="T1">Kaffeepulver-</text:span><text:span text:style-name="T1"><text:line-break/></text:span><text:span text:style-name="T1">Dosier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2" draw:text-style-name="P1" xml:id="id80" draw:id="id80" draw:layer="layout" svg:width="1.269cm" svg:height="-0.001cm" draw:transform="rotate (-1.57079632679579) translate (10.7cm 14.5cm)" svg:viewBox="0 0 1270 0" draw:points="0,0 635,0 1270,0">
          <text:p/>
        </draw:polyline>
        <draw:connector draw:style-name="gr11" draw:text-style-name="P1" draw:layer="layout" draw:type="curve" svg:x1="10.7cm" svg:y1="15.135cm" svg:x2="8.828cm" svg:y2="13.714cm" draw:start-shape="id80" draw:start-glue-point="1" draw:end-shape="id81" draw:end-glue-point="9" svg:d="m10700 15135c-1248 0-1872-473-1872-1421">
          <text:p/>
        </draw:connector>
        <draw:connector draw:style-name="gr11" draw:text-style-name="P1" draw:layer="layout" draw:type="curve" svg:x1="12.525cm" svg:y1="15.134cm" svg:x2="10.7cm" svg:y2="15.135cm" draw:start-shape="id82" draw:start-glue-point="3" draw:end-shape="id80" draw:end-glue-point="1" svg:d="m12525 15134c-1237 0-325 1-1825 1">
          <text:p/>
        </draw:connector>
        <draw:polyline draw:style-name="gr12" draw:text-style-name="P1" xml:id="id83" draw:id="id83" draw:layer="layout" svg:width="1.269cm" svg:height="-0.001cm" draw:transform="rotate (-1.57079632679579) translate (5.8cm 12.43cm)" svg:viewBox="0 0 1270 0" draw:points="0,0 635,0 1270,0">
          <text:p/>
        </draw:polyline>
        <draw:polyline draw:style-name="gr12" draw:text-style-name="P1" xml:id="id86" draw:id="id86" draw:layer="layout" svg:width="1.269cm" svg:height="-0.001cm" draw:transform="rotate (-1.57079632679579) translate (6.8cm 10.63cm)" svg:viewBox="0 0 1270 0" draw:points="0,0 635,0 1270,0">
          <text:p/>
        </draw:polyline>
        <draw:connector draw:style-name="gr11" draw:text-style-name="P1" draw:layer="layout" draw:type="curve" draw:line-skew="3.305cm" svg:x1="5.8cm" svg:y1="13.065cm" svg:x2="4.97cm" svg:y2="6.1cm" draw:start-shape="id83" draw:start-glue-point="1" draw:end-shape="id68" svg:d="m5800 13065c0-751-830 2731-830-6965">
          <text:p/>
        </draw:connector>
        <draw:frame draw:style-name="gr17" draw:text-style-name="P5" draw:layer="layout" svg:width="1.184cm" svg:height="0.645cm" svg:x="9.536cm" svg:y="14.158cm">
          <draw:text-box>
            <text:p><text:span text:style-name="T1">CK3</text:span></text:p>
          </draw:text-box>
        </draw:frame>
        <draw:frame draw:style-name="gr17" draw:text-style-name="P5" draw:layer="layout" svg:width="1.378cm" svg:height="0.645cm" svg:x="5.039cm" svg:y="11.798cm">
          <draw:text-box>
            <text:p><text:span text:style-name="T1">CK12</text:span></text:p>
          </draw:text-box>
        </draw:frame>
        <draw:frame draw:style-name="gr17" draw:text-style-name="P5" draw:layer="layout" svg:width="1.353cm" svg:height="0.645cm" svg:x="6.152cm" svg:y="10.058cm">
          <draw:text-box>
            <text:p><text:span text:style-name="T1">CK11</text:span></text:p>
          </draw:text-box>
        </draw:frame>
        <draw:frame draw:style-name="gr31" draw:text-style-name="P9" xml:id="id73" draw:id="id73" draw:layer="layout" svg:width="5.675cm" svg:height="1.269cm" svg:x="19.626cm" svg:y="11.732cm">
          <draw:text-box>
            <text:p text:style-name="P3"><text:span text:style-name="T2">Mahlwerk-Motor</text:span></text:p>
          </draw:text-box>
        </draw:frame>
        <draw:frame draw:style-name="gr32" draw:text-style-name="P9" xml:id="id82" draw:id="id82" draw:layer="layout" svg:width="5.675cm" svg:height="1.269cm" svg:x="12.525cm" svg:y="14.5cm">
          <draw:text-box>
            <text:p text:style-name="P3"><text:span text:style-name="T2">Kaffeepulver-Dosierer</text:span></text:p>
          </draw:text-box>
        </draw:frame>
        <draw:frame draw:style-name="gr17" draw:text-style-name="P5" draw:layer="layout" svg:width="1.81cm" svg:height="0.645cm" svg:x="15.527cm" svg:y="16.458cm">
          <draw:text-box>
            <text:p><text:span text:style-name="T1">Interrupt</text:span></text:p>
          </draw:text-box>
        </draw:frame>
        <draw:custom-shape draw:style-name="gr2" draw:text-style-name="P2" xml:id="id84" draw:id="id84" draw:layer="layout" svg:width="0.635cm" svg:height="0.635cm" svg:x="3.365cm" svg:y="7.265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draw:line-skew="-0.129cm" svg:x1="4.072cm" svg:y1="5.914cm" svg:x2="3.683cm" svg:y2="7.265cm" draw:start-shape="id68" draw:start-glue-point="7" draw:end-shape="id84" draw:end-glue-point="4" svg:d="m4072 5914c0 960-389 285-389 1351">
          <text:p/>
        </draw:connector>
        <draw:frame draw:style-name="gr17" draw:text-style-name="P5" draw:layer="layout" svg:width="1.81cm" svg:height="0.645cm" svg:x="10.727cm" svg:y="7.658cm">
          <draw:text-box>
            <text:p><text:span text:style-name="T1">Interrupt</text:span></text:p>
          </draw:text-box>
        </draw:frame>
        <draw:connector draw:style-name="gr14" draw:text-style-name="P1" draw:layer="layout" draw:type="curve" svg:x1="6.398cm" svg:y1="15.605cm" svg:x2="7.032cm" svg:y2="13.714cm" draw:start-shape="id85" draw:start-glue-point="4" draw:end-shape="id81" draw:end-glue-point="7" svg:d="m6398 15605c0-1278 634-333 634-1891">
          <text:p/>
        </draw:connector>
        <draw:connector draw:style-name="gr11" draw:text-style-name="P1" draw:layer="layout" draw:type="curve" draw:line-skew="1.429cm" svg:x1="6.66cm" svg:y1="13.265cm" svg:x2="5.8cm" svg:y2="13.065cm" draw:start-shape="id81" draw:start-glue-point="6" draw:end-shape="id83" draw:end-glue-point="1" svg:d="m6660 13265c-160 0 269-200-860-200">
          <text:p/>
        </draw:connector>
        <draw:connector draw:style-name="gr11" draw:text-style-name="P1" draw:layer="layout" draw:type="curve" svg:x1="6.8cm" svg:y1="11.265cm" svg:x2="7.93cm" svg:y2="12.63cm" draw:start-shape="id86" draw:start-glue-point="1" draw:end-shape="id81" draw:end-glue-point="4" svg:d="m6800 11265c754 0 1130 455 1130 1365">
          <text:p/>
        </draw:connector>
        <draw:connector draw:style-name="gr11" draw:text-style-name="P1" draw:layer="layout" draw:type="curve" draw:line-skew="1.953cm" svg:x1="4.97cm" svg:y1="6.1cm" svg:x2="6.8cm" svg:y2="11.265cm" draw:start-shape="id68" draw:start-glue-point="8" draw:end-shape="id86" draw:end-glue-point="1" svg:d="m4970 6100c0 6318 1830 3736 1830 5165">
          <text:p/>
        </draw:connector>
        <draw:custom-shape draw:style-name="gr2" draw:text-style-name="P2" xml:id="id87" draw:id="id87" draw:layer="layout" svg:width="2.54cm" svg:height="1.27cm" svg:x="12.96cm" svg:y="11.73cm">
          <text:p text:style-name="P1"><text:span text:style-name="T1">Motor-</text:span><text:span text:style-name="T1"><text:line-break/></text:span><text:span text:style-name="T1">steuer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15.5cm" svg:y1="12.365cm" svg:x2="17.7cm" svg:y2="12.335cm" draw:start-shape="id87" draw:start-glue-point="10" draw:end-shape="id72" draw:end-glue-point="1" svg:d="m15500 12365c1519 0 420-30 2200-30">
          <text:p/>
        </draw:connector>
        <draw:polyline draw:style-name="gr12" draw:text-style-name="P1" xml:id="id88" draw:id="id88" draw:layer="layout" svg:width="1.269cm" svg:height="-0.001cm" draw:transform="rotate (-1.57079632679579) translate (10.701cm 11.7cm)" svg:viewBox="0 0 1270 0" draw:points="0,0 635,0 1270,0">
          <text:p/>
        </draw:polyline>
        <draw:connector draw:style-name="gr11" draw:text-style-name="P1" draw:layer="layout" draw:type="curve" svg:x1="10.701cm" svg:y1="12.335cm" svg:x2="12.96cm" svg:y2="12.365cm" draw:start-shape="id88" draw:start-glue-point="1" draw:end-shape="id87" draw:end-glue-point="6" svg:d="m10701 12335c1825 0 696 30 2259 30">
          <text:p/>
        </draw:connector>
        <draw:connector draw:style-name="gr11" draw:text-style-name="P1" draw:layer="layout" draw:type="curve" svg:x1="8.828cm" svg:y1="12.816cm" svg:x2="10.701cm" svg:y2="12.335cm" draw:start-shape="id81" draw:start-glue-point="11" draw:end-shape="id88" draw:end-glue-point="1" svg:d="m8828 12816c0-2445 1873-2204 1873-481">
          <text:p/>
        </draw:connector>
        <draw:custom-shape draw:style-name="gr2" draw:text-style-name="P2" xml:id="id89" draw:id="id89" draw:layer="layout" svg:width="0.635cm" svg:height="0.635cm" svg:x="15.605cm" svg:y="13.7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curve" svg:x1="15.923cm" svg:y1="13.7cm" svg:x2="14.23cm" svg:y2="13cm" draw:start-shape="id89" draw:start-glue-point="4" draw:end-shape="id87" draw:end-glue-point="8" svg:d="m15923 13700c0-525-1693-175-1693-700">
          <text:p/>
        </draw:connector>
        <draw:frame draw:style-name="gr17" draw:text-style-name="P5" draw:layer="layout" svg:width="1.378cm" svg:height="0.645cm" svg:x="9.44cm" svg:y="11.358cm">
          <draw:text-box>
            <text:p><text:span text:style-name="T1">CK10</text:span></text:p>
          </draw:text-box>
        </draw:frame>
        <draw:custom-shape draw:style-name="gr2" draw:text-style-name="P2" xml:id="id75" draw:id="id75" draw:layer="layout" svg:width="2.54cm" svg:height="1.27cm" svg:x="11.66cm" svg:y="16.7cm">
          <text:p text:style-name="P1"><text:span text:style-name="T1">Füllstands-</text:span><text:span text:style-name="T1"><text:line-break/></text:span><text:span text:style-name="T1">überwach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2" draw:text-style-name="P1" xml:id="id90" draw:id="id90" draw:layer="layout" svg:width="1.269cm" svg:height="-0.001cm" draw:transform="rotate (-1.57079632679579) translate (10.201cm 16.7cm)" svg:viewBox="0 0 1270 0" draw:points="0,0 635,0 1270,0">
          <text:p/>
        </draw:polyline>
        <draw:frame draw:style-name="gr17" draw:text-style-name="P5" draw:layer="layout" svg:width="1.184cm" svg:height="0.645cm" svg:x="9.255cm" svg:y="18.135cm">
          <draw:text-box>
            <text:p><text:span text:style-name="T1">CK7</text:span></text:p>
          </draw:text-box>
        </draw:frame>
        <draw:connector draw:style-name="gr11" draw:text-style-name="P1" draw:layer="layout" draw:type="curve" svg:x1="11.66cm" svg:y1="17.335cm" svg:x2="10.201cm" svg:y2="17.335cm" draw:start-shape="id75" draw:start-glue-point="6" draw:end-shape="id90" draw:end-glue-point="1" svg:d="m11660 17335h-1459">
          <text:p/>
        </draw:connector>
        <draw:connector draw:style-name="gr11" draw:text-style-name="P1" draw:layer="layout" draw:type="curve" draw:line-skew="1.868cm" svg:x1="10.201cm" svg:y1="17.335cm" svg:x2="7.93cm" svg:y2="13.9cm" draw:start-shape="id90" draw:start-glue-point="1" draw:end-shape="id81" draw:end-glue-point="8" svg:d="m10201 17335c0-259-2271 1458-2271-3435">
          <text:p/>
        </draw:connector>
        <draw:frame draw:style-name="gr17" draw:text-style-name="P5" draw:layer="layout" svg:width="1.81cm" svg:height="0.645cm" svg:x="10.189cm" svg:y="18.498cm">
          <draw:text-box>
            <text:p><text:span text:style-name="T1">Interrupt</text:span></text:p>
          </draw:text-box>
        </draw:frame>
        <draw:connector draw:style-name="gr11" draw:text-style-name="P1" draw:layer="layout" draw:type="curve" svg:x1="12.907cm" svg:y1="11.042cm" svg:x2="14.23cm" svg:y2="11.73cm" draw:start-shape="id91" draw:start-glue-point="9" draw:end-shape="id87" draw:end-glue-point="4" svg:d="m12907 11042c882 0 1323 229 1323 688">
          <text:p/>
        </draw:connector>
        <draw:custom-shape draw:style-name="gr2" draw:text-style-name="P2" xml:id="id91" draw:id="id91" draw:layer="layout" svg:width="0.635cm" svg:height="0.635cm" svg:x="12.365cm" svg:y="10.5cm">
          <text:p text:style-name="P1"><text:span text:style-name="T1">B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Milchzufuhr" draw:style-name="dp1" draw:master-page-name="Standard">
        <draw:frame draw:style-name="gr18" draw:text-style-name="P7" draw:layer="layout" svg:width="9.252cm" svg:height="0.962cm" svg:x="1cm" svg:y="1.001cm">
          <draw:text-box>
            <text:p><text:span text:style-name="T5">CMC Milchzufuhr Subsystem</text:span></text:p>
          </draw:text-box>
        </draw:frame>
        <draw:frame draw:style-name="gr33" draw:text-style-name="P9" xml:id="id96" draw:id="id96" draw:layer="layout" svg:width="5.675cm" svg:height="1.269cm" svg:x="14.725cm" svg:y="5.709cm">
          <draw:text-box>
            <text:p text:style-name="P3"><text:span text:style-name="T2">Kühlaggregat</text:span></text:p>
          </draw:text-box>
        </draw:frame>
        <draw:frame draw:style-name="gr34" draw:text-style-name="P9" xml:id="id100" draw:id="id100" draw:layer="layout" svg:width="5.675cm" svg:height="1.269cm" svg:x="14.725cm" svg:y="7.8cm">
          <draw:text-box>
            <text:p text:style-name="P3"><text:span text:style-name="T2">Temperatur-Sensor</text:span></text:p>
          </draw:text-box>
        </draw:frame>
        <draw:frame draw:style-name="gr35" draw:text-style-name="P9" xml:id="id92" draw:id="id92" draw:layer="layout" svg:width="5.675cm" svg:height="1.269cm" svg:x="14.725cm" svg:y="3.571cm">
          <draw:text-box>
            <text:p text:style-name="P3"><text:span text:style-name="T2">Milchsäure-Sensor</text:span></text:p>
          </draw:text-box>
        </draw:frame>
        <draw:custom-shape draw:style-name="gr2" draw:text-style-name="P2" xml:id="id114" draw:id="id114" draw:layer="layout" svg:width="3.955cm" svg:height="1.94cm" svg:x="5.3cm" svg:y="13.03cm">
          <text:p text:style-name="P1"><text:span text:style-name="T1">Zufuh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2" draw:text-style-name="P1" xml:id="id119" draw:id="id119" draw:layer="layout" svg:width="1.269cm" svg:height="-0.001cm" draw:transform="rotate (-1.57079632679579) translate (1.8cm 12.03cm)" svg:viewBox="0 0 1270 0" draw:points="0,0 635,0 1270,0">
          <text:p/>
        </draw:polyline>
        <draw:polyline draw:style-name="gr12" draw:text-style-name="P1" xml:id="id97" draw:id="id97" draw:layer="layout" svg:width="1.269cm" svg:height="-0.001cm" draw:transform="rotate (-1.57079632679579) translate (12.9cm 5.7cm)" svg:viewBox="0 0 1270 0" draw:points="0,0 635,0 1270,0">
          <text:p/>
        </draw:polyline>
        <draw:custom-shape draw:style-name="gr2" draw:text-style-name="P2" xml:id="id110" draw:id="id110" draw:layer="layout" svg:width="0.635cm" svg:height="0.635cm" svg:x="9.89cm" svg:y="6.715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5" draw:layer="layout" svg:width="1.243cm" svg:height="0.645cm" svg:x="1.118cm" svg:y="11.358cm">
          <draw:text-box>
            <text:p><text:span text:style-name="T1">CM1</text:span></text:p>
          </draw:text-box>
        </draw:frame>
        <draw:polyline draw:style-name="gr12" draw:text-style-name="P1" xml:id="id118" draw:id="id118" draw:layer="layout" svg:width="1.269cm" svg:height="-0.001cm" draw:transform="rotate (-1.57079632679579) translate (1.8cm 14.3cm)" svg:viewBox="0 0 1270 0" draw:points="0,0 635,0 1270,0">
          <text:p/>
        </draw:polyline>
        <draw:frame draw:style-name="gr17" draw:text-style-name="P5" draw:layer="layout" svg:width="1.243cm" svg:height="0.645cm" svg:x="1.106cm" svg:y="13.658cm">
          <draw:text-box>
            <text:p><text:span text:style-name="T1">CM2</text:span></text:p>
          </draw:text-box>
        </draw:frame>
        <draw:connector draw:style-name="gr11" draw:text-style-name="P1" draw:layer="layout" draw:type="curve" svg:x1="14.725cm" svg:y1="4.205cm" svg:x2="12.9cm" svg:y2="4.205cm" draw:start-shape="id92" draw:start-glue-point="3" draw:end-shape="id93" draw:end-glue-point="1" svg:d="m14725 4205h-1825">
          <text:p/>
        </draw:connector>
        <draw:polyline draw:style-name="gr12" draw:text-style-name="P1" xml:id="id101" draw:id="id101" draw:layer="layout" svg:width="1.269cm" svg:height="-0.001cm" draw:transform="rotate (-1.57079632679579) translate (12.9cm 7.8cm)" svg:viewBox="0 0 1270 0" draw:points="0,0 635,0 1270,0">
          <text:p/>
        </draw:polyline>
        <draw:polyline draw:style-name="gr12" draw:text-style-name="P1" xml:id="id94" draw:id="id94" draw:layer="layout" svg:width="1.269cm" svg:height="-0.001cm" draw:transform="rotate (-1.57079632679579) translate (12.9cm 9.8cm)" svg:viewBox="0 0 1270 0" draw:points="0,0 635,0 1270,0">
          <text:p/>
        </draw:polyline>
        <draw:connector draw:style-name="gr20" draw:text-style-name="P1" draw:layer="layout" draw:type="curve" svg:x1="12.9cm" svg:y1="10.435cm" svg:x2="14.726cm" svg:y2="10.432cm" draw:start-shape="id94" draw:start-glue-point="1" draw:end-shape="id95" draw:end-glue-point="3" svg:d="m12900 10435c1501 0 589-3 1826-3">
          <text:p/>
        </draw:connector>
        <draw:connector draw:style-name="gr20" draw:text-style-name="P1" draw:layer="layout" draw:type="curve" svg:x1="14.725cm" svg:y1="6.343cm" svg:x2="12.9cm" svg:y2="6.335cm" draw:start-shape="id96" draw:start-glue-point="3" draw:end-shape="id97" draw:end-glue-point="1" svg:d="m14725 6343c-1237 0-325-8-1825-8">
          <text:p/>
        </draw:connector>
        <draw:polyline draw:style-name="gr12" draw:text-style-name="P1" xml:id="id93" draw:id="id93" draw:layer="layout" svg:width="1.269cm" svg:height="-0.001cm" draw:transform="rotate (-1.57079632679579) translate (12.9cm 3.57cm)" svg:viewBox="0 0 1270 0" draw:points="0,0 635,0 1270,0">
          <text:p/>
        </draw:polyline>
        <draw:frame draw:style-name="gr17" draw:text-style-name="P5" draw:layer="layout" svg:width="1.412cm" svg:height="0.645cm" svg:x="12.167cm" svg:y="9.258cm">
          <draw:text-box>
            <text:p><text:span text:style-name="T1">CM11</text:span></text:p>
          </draw:text-box>
        </draw:frame>
        <draw:frame draw:style-name="gr17" draw:text-style-name="P5" draw:layer="layout" svg:width="1.243cm" svg:height="0.645cm" svg:x="12.251cm" svg:y="5.098cm">
          <draw:text-box>
            <text:p><text:span text:style-name="T1">CM9</text:span></text:p>
          </draw:text-box>
        </draw:frame>
        <draw:frame draw:style-name="gr17" draw:text-style-name="P5" draw:layer="layout" svg:width="1.438cm" svg:height="0.645cm" svg:x="12.154cm" svg:y="7.198cm">
          <draw:text-box>
            <text:p><text:span text:style-name="T1">CM10</text:span></text:p>
          </draw:text-box>
        </draw:frame>
        <draw:frame draw:style-name="gr17" draw:text-style-name="P5" draw:layer="layout" svg:width="1.243cm" svg:height="0.645cm" svg:x="12.206cm" svg:y="2.898cm">
          <draw:text-box>
            <text:p><text:span text:style-name="T1">CM8</text:span></text:p>
          </draw:text-box>
        </draw:frame>
        <draw:custom-shape draw:style-name="gr2" draw:text-style-name="P2" xml:id="id113" draw:id="id113" draw:layer="layout" svg:width="3.295cm" svg:height="1.19cm" svg:x="8.5cm" svg:y="17.51cm">
          <text:p text:style-name="P1"><text:span text:style-name="T1">Leitungsspül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2" draw:text-style-name="P1" xml:id="id98" draw:id="id98" draw:layer="layout" svg:width="1.269cm" svg:height="-0.001cm" draw:transform="rotate (-1.57079632679579) translate (12.9cm 11.94cm)" svg:viewBox="0 0 1270 0" draw:points="0,0 635,0 1270,0">
          <text:p/>
        </draw:polyline>
        <draw:frame draw:style-name="gr17" draw:text-style-name="P5" draw:layer="layout" svg:width="1.438cm" svg:height="0.645cm" svg:x="12.284cm" svg:y="11.16cm">
          <draw:text-box>
            <text:p><text:span text:style-name="T1">CM12</text:span></text:p>
          </draw:text-box>
        </draw:frame>
        <draw:frame draw:style-name="gr36" draw:text-style-name="P9" xml:id="id95" draw:id="id95" draw:layer="layout" svg:width="5.675cm" svg:height="1.269cm" svg:x="14.726cm" svg:y="9.798cm">
          <draw:text-box>
            <text:p text:style-name="P3"><text:span text:style-name="T2">Milchsensor</text:span></text:p>
          </draw:text-box>
        </draw:frame>
        <draw:frame draw:style-name="gr37" draw:text-style-name="P9" xml:id="id99" draw:id="id99" draw:layer="layout" svg:width="5.675cm" svg:height="1.269cm" svg:x="14.726cm" svg:y="11.932cm">
          <draw:text-box>
            <text:p text:style-name="P3"><text:span text:style-name="T2">Pumpe</text:span></text:p>
          </draw:text-box>
        </draw:frame>
        <draw:frame draw:style-name="gr38" draw:text-style-name="P9" xml:id="id102" draw:id="id102" draw:layer="layout" svg:width="5.675cm" svg:height="1.269cm" svg:x="14.727cm" svg:y="14.133cm">
          <draw:text-box>
            <text:p text:style-name="P3"><text:span text:style-name="T2">Durchflussmesser</text:span></text:p>
          </draw:text-box>
        </draw:frame>
        <draw:frame draw:style-name="gr39" draw:text-style-name="P9" xml:id="id105" draw:id="id105" draw:layer="layout" svg:width="5.675cm" svg:height="1.269cm" svg:x="14.726cm" svg:y="16.332cm">
          <draw:text-box>
            <text:p text:style-name="P3"><text:span text:style-name="T2">Leitungsspüler</text:span></text:p>
          </draw:text-box>
        </draw:frame>
        <draw:frame draw:style-name="gr40" draw:text-style-name="P9" xml:id="id106" draw:id="id106" draw:layer="layout" svg:width="5.675cm" svg:height="1.269cm" svg:x="14.727cm" svg:y="18.533cm">
          <draw:text-box>
            <text:p text:style-name="P3"><text:span text:style-name="T2">Wasser-Durchflussmesser</text:span></text:p>
          </draw:text-box>
        </draw:frame>
        <draw:custom-shape draw:style-name="gr2" draw:text-style-name="P2" xml:id="id109" draw:id="id109" draw:layer="layout" svg:width="2.54cm" svg:height="1.27cm" svg:x="8.5cm" svg:y="4.3cm">
          <text:p text:style-name="P1"><text:span text:style-name="T1">Milchsäure-</text:span><text:span text:style-name="T1"><text:line-break/></text:span><text:span text:style-name="T1">Überwach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8" draw:id="id108" draw:layer="layout" svg:width="2.54cm" svg:height="1.27cm" svg:x="8.56cm" svg:y="7.3cm">
          <text:p text:style-name="P1"><text:span text:style-name="T1">Kühl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12.9cm" svg:y1="12.575cm" svg:x2="14.726cm" svg:y2="12.566cm" draw:start-shape="id98" draw:start-glue-point="1" draw:end-shape="id99" draw:end-glue-point="3" svg:d="m12900 12575c1501 0 589-9 1826-9">
          <text:p/>
        </draw:connector>
        <draw:connector draw:style-name="gr11" draw:text-style-name="P1" draw:layer="layout" draw:type="curve" svg:x1="14.725cm" svg:y1="8.434cm" svg:x2="12.9cm" svg:y2="8.435cm" draw:start-shape="id100" draw:start-glue-point="3" draw:end-shape="id101" draw:end-glue-point="1" svg:d="m14725 8434c-1237 0-325 1-1825 1">
          <text:p/>
        </draw:connector>
        <draw:polyline draw:style-name="gr12" draw:text-style-name="P1" xml:id="id103" draw:id="id103" draw:layer="layout" svg:width="1.269cm" svg:height="-0.001cm" draw:transform="rotate (-1.57079632679579) translate (12.901cm 14.14cm)" svg:viewBox="0 0 1270 0" draw:points="0,0 635,0 1270,0">
          <text:p/>
        </draw:polyline>
        <draw:frame draw:style-name="gr17" draw:text-style-name="P5" draw:layer="layout" svg:width="1.438cm" svg:height="0.645cm" svg:x="12.11cm" svg:y="13.498cm">
          <draw:text-box>
            <text:p><text:span text:style-name="T1">CM13</text:span></text:p>
          </draw:text-box>
        </draw:frame>
        <draw:connector draw:style-name="gr11" draw:text-style-name="P1" draw:layer="layout" draw:type="curve" svg:x1="14.727cm" svg:y1="14.767cm" svg:x2="12.901cm" svg:y2="14.775cm" draw:start-shape="id102" draw:start-glue-point="3" draw:end-shape="id103" draw:end-glue-point="1" svg:d="m14727 14767c-1237 0-325 8-1826 8">
          <text:p/>
        </draw:connector>
        <draw:polyline draw:style-name="gr12" draw:text-style-name="P1" xml:id="id104" draw:id="id104" draw:layer="layout" svg:width="1.269cm" svg:height="-0.001cm" draw:transform="rotate (-1.57079632679579) translate (12.902cm 16.34cm)" svg:viewBox="0 0 1270 0" draw:points="0,0 635,0 1270,0">
          <text:p/>
        </draw:polyline>
        <draw:frame draw:style-name="gr17" draw:text-style-name="P5" draw:layer="layout" svg:width="1.438cm" svg:height="0.645cm" svg:x="12.111cm" svg:y="15.698cm">
          <draw:text-box>
            <text:p><text:span text:style-name="T1">CM14</text:span></text:p>
          </draw:text-box>
        </draw:frame>
        <draw:polyline draw:style-name="gr12" draw:text-style-name="P1" xml:id="id107" draw:id="id107" draw:layer="layout" svg:width="1.269cm" svg:height="-0.001cm" draw:transform="rotate (-1.57079632679579) translate (12.903cm 18.54cm)" svg:viewBox="0 0 1270 0" draw:points="0,0 635,0 1270,0">
          <text:p/>
        </draw:polyline>
        <draw:frame draw:style-name="gr17" draw:text-style-name="P5" draw:layer="layout" svg:width="1.438cm" svg:height="0.645cm" svg:x="12.112cm" svg:y="17.898cm">
          <draw:text-box>
            <text:p><text:span text:style-name="T1">CM15</text:span></text:p>
          </draw:text-box>
        </draw:frame>
        <draw:connector draw:style-name="gr11" draw:text-style-name="P1" draw:layer="layout" draw:type="curve" svg:x1="12.902cm" svg:y1="16.975cm" svg:x2="14.726cm" svg:y2="16.966cm" draw:start-shape="id104" draw:start-glue-point="1" draw:end-shape="id105" draw:end-glue-point="3" svg:d="m12902 16975c1500 0 588-9 1824-9">
          <text:p/>
        </draw:connector>
        <draw:connector draw:style-name="gr11" draw:text-style-name="P1" draw:layer="layout" draw:type="curve" svg:x1="14.727cm" svg:y1="19.167cm" svg:x2="12.903cm" svg:y2="19.175cm" draw:start-shape="id106" draw:start-glue-point="3" draw:end-shape="id107" draw:end-glue-point="1" svg:d="m14727 19167c-1236 0-324 8-1824 8">
          <text:p/>
        </draw:connector>
        <draw:connector draw:style-name="gr11" draw:text-style-name="P1" draw:layer="layout" draw:type="curve" svg:x1="10.728cm" svg:y1="7.486cm" svg:x2="12.9cm" svg:y2="6.335cm" draw:start-shape="id108" draw:start-glue-point="11" draw:end-shape="id97" draw:end-glue-point="1" svg:d="m10728 7486c0-768 724-1151 2172-1151">
          <text:p/>
        </draw:connector>
        <draw:connector draw:style-name="gr11" draw:text-style-name="P1" draw:layer="layout" draw:type="curve" draw:line-skew="-0.916cm" svg:x1="12.9cm" svg:y1="8.435cm" svg:x2="10.728cm" svg:y2="8.384cm" draw:start-shape="id101" draw:start-glue-point="1" draw:end-shape="id108" draw:end-glue-point="9" svg:d="m12900 8435c0 349-2172 375-2172-51">
          <text:p/>
        </draw:connector>
        <draw:connector draw:style-name="gr11" draw:text-style-name="P1" draw:layer="layout" draw:type="curve" svg:x1="12.9cm" svg:y1="4.205cm" svg:x2="11.04cm" svg:y2="4.935cm" draw:start-shape="id93" draw:start-glue-point="1" draw:end-shape="id109" draw:end-glue-point="10" svg:d="m12900 4205c-1525 0-596 730-1860 730">
          <text:p/>
        </draw:connector>
        <draw:custom-shape draw:style-name="gr2" draw:text-style-name="P2" xml:id="id111" draw:id="id111" draw:layer="layout" svg:width="0.635cm" svg:height="0.635cm" svg:x="7.985cm" svg:y="9.255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curve" svg:x1="10.208cm" svg:y1="6.715cm" svg:x2="9.77cm" svg:y2="5.57cm" draw:start-shape="id110" draw:start-glue-point="4" draw:end-shape="id109" draw:end-glue-point="8" svg:d="m10208 6715c0-858-438-286-438-1145">
          <text:p/>
        </draw:connector>
        <draw:connector draw:style-name="gr14" draw:text-style-name="P1" draw:layer="layout" draw:type="curve" svg:x1="8.303cm" svg:y1="9.255cm" svg:x2="8.932cm" svg:y2="8.384cm" draw:start-shape="id111" draw:start-glue-point="4" draw:end-shape="id108" draw:end-glue-point="7" svg:d="m8303 9255c0-513 629-78 629-871">
          <text:p/>
        </draw:connector>
        <draw:custom-shape draw:style-name="gr2" draw:text-style-name="P2" xml:id="id112" draw:id="id112" draw:layer="layout" svg:width="0.635cm" svg:height="0.635cm" svg:x="9.89cm" svg:y="19.415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curve" svg:x1="10.208cm" svg:y1="19.415cm" svg:x2="8.982cm" svg:y2="18.526cm" draw:start-shape="id112" draw:start-glue-point="4" draw:end-shape="id113" draw:end-glue-point="7" svg:d="m10208 19415c0-535-1226-91-1226-889">
          <text:p/>
        </draw:connector>
        <draw:connector draw:style-name="gr11" draw:text-style-name="P1" draw:layer="layout" draw:type="curve" svg:x1="11.313cm" svg:y1="17.684cm" svg:x2="12.902cm" svg:y2="16.975cm" draw:start-shape="id113" draw:start-glue-point="11" draw:end-shape="id104" draw:end-glue-point="1" svg:d="m11313 17684c0-473 529-709 1589-709">
          <text:p/>
        </draw:connector>
        <draw:connector draw:style-name="gr11" draw:text-style-name="P1" draw:layer="layout" draw:type="curve" draw:line-skew="-1.013cm" svg:x1="12.903cm" svg:y1="19.175cm" svg:x2="11.313cm" svg:y2="18.526cm" draw:start-shape="id107" draw:start-glue-point="1" draw:end-shape="id113" draw:end-glue-point="9" svg:d="m12903 19175c0 204-1590 528-1590-649">
          <text:p/>
        </draw:connector>
        <draw:connector draw:style-name="gr11" draw:text-style-name="P1" draw:layer="layout" draw:type="curve" draw:line-skew="1.128cm" svg:x1="8.676cm" svg:y1="13.314cm" svg:x2="12.9cm" svg:y2="12.575cm" draw:start-shape="id114" draw:start-glue-point="11" draw:end-shape="id98" draw:end-glue-point="1" svg:d="m8676 13314c0-1140 4224-770 4224-739">
          <text:p/>
        </draw:connector>
        <draw:connector draw:style-name="gr11" draw:text-style-name="P1" draw:layer="layout" draw:type="curve" draw:line-skew="-0.915cm" svg:x1="12.901cm" svg:y1="14.775cm" svg:x2="8.676cm" svg:y2="14.686cm" draw:start-shape="id103" draw:start-glue-point="1" draw:end-shape="id114" draw:end-glue-point="9" svg:d="m12901 14775c0 351-4225 395-4225-89">
          <text:p/>
        </draw:connector>
        <draw:polyline draw:style-name="gr12" draw:text-style-name="P1" xml:id="id115" draw:id="id115" draw:layer="layout" svg:width="1.269cm" svg:height="-0.001cm" draw:transform="rotate (-1.57079632679579) translate (8.001cm 15.8cm)" svg:viewBox="0 0 1270 0" draw:points="0,0 635,0 1270,0">
          <text:p/>
        </draw:polyline>
        <draw:frame draw:style-name="gr17" draw:text-style-name="P5" draw:layer="layout" svg:width="1.438cm" svg:height="0.645cm" svg:x="7.21cm" svg:y="15.158cm">
          <draw:text-box>
            <text:p><text:span text:style-name="T1">CM16</text:span></text:p>
          </draw:text-box>
        </draw:frame>
        <draw:connector draw:style-name="gr11" draw:text-style-name="P1" draw:layer="layout" draw:type="curve" svg:x1="7.278cm" svg:y1="14.97cm" svg:x2="8.001cm" svg:y2="16.435cm" draw:start-shape="id114" draw:start-glue-point="8" draw:end-shape="id115" draw:end-glue-point="1" svg:d="m7278 14970c0 977 241 1465 723 1465">
          <text:p/>
        </draw:connector>
        <draw:connector draw:style-name="gr11" draw:text-style-name="P1" draw:layer="layout" draw:type="curve" svg:x1="8.001cm" svg:y1="16.435cm" svg:x2="8.982cm" svg:y2="17.684cm" draw:start-shape="id115" draw:start-glue-point="1" draw:end-shape="id113" draw:end-glue-point="5" svg:d="m8001 16435c654 0 981 416 981 1249">
          <text:p/>
        </draw:connector>
        <draw:polyline draw:style-name="gr12" draw:text-style-name="P1" xml:id="id116" draw:id="id116" draw:layer="layout" svg:width="1.269cm" svg:height="-0.001cm" draw:transform="rotate (-1.57079632679579) translate (6.902cm 17.5cm)" svg:viewBox="0 0 1270 0" draw:points="0,0 635,0 1270,0">
          <text:p/>
        </draw:polyline>
        <draw:frame draw:style-name="gr17" draw:text-style-name="P5" draw:layer="layout" svg:width="1.438cm" svg:height="0.645cm" svg:x="6.111cm" svg:y="16.858cm">
          <draw:text-box>
            <text:p><text:span text:style-name="T1">CM17</text:span></text:p>
          </draw:text-box>
        </draw:frame>
        <draw:connector draw:style-name="gr11" draw:text-style-name="P1" draw:layer="layout" draw:type="curve" svg:x1="8.5cm" svg:y1="18.105cm" svg:x2="6.902cm" svg:y2="18.135cm" draw:start-shape="id113" draw:start-glue-point="6" draw:end-shape="id116" draw:end-glue-point="1" svg:d="m8500 18105c-1068 0-269 30-1598 30">
          <text:p/>
        </draw:connector>
        <draw:connector draw:style-name="gr11" draw:text-style-name="P1" draw:layer="layout" draw:type="curve" draw:line-skew="1.372cm" svg:x1="6.902cm" svg:y1="18.135cm" svg:x2="5.879cm" svg:y2="14.686cm" draw:start-shape="id116" draw:start-glue-point="1" draw:end-shape="id114" draw:end-glue-point="7" svg:d="m6902 18135c0-801-1023 923-1023-3449">
          <text:p/>
        </draw:connector>
        <draw:polyline draw:style-name="gr12" draw:text-style-name="P1" xml:id="id125" draw:id="id125" draw:layer="layout" svg:width="1.269cm" svg:height="-0.001cm" draw:transform="rotate (0.0134390352403538) translate (7.98505734207161cm 11.812533530502cm)" svg:viewBox="0 0 1270 0" draw:points="0,0 635,0 1270,0">
          <text:p/>
        </draw:polyline>
        <draw:frame draw:style-name="gr17" draw:text-style-name="P5" draw:layer="layout" svg:width="1.243cm" svg:height="0.645cm" svg:x="6.031cm" svg:y="10.525cm">
          <draw:text-box>
            <text:p><text:span text:style-name="T1">CM6</text:span></text:p>
          </draw:text-box>
        </draw:frame>
        <draw:connector draw:style-name="gr11" draw:text-style-name="P1" draw:layer="layout" draw:type="curve" svg:x1="8.56cm" svg:y1="7.935cm" svg:x2="7.35cm" svg:y2="10.507cm" draw:start-shape="id108" draw:start-glue-point="6" draw:end-shape="id117" draw:end-glue-point="0" svg:d="m8560 7935c-807 0-1210 857-1210 2572">
          <text:p/>
        </draw:connector>
        <draw:connector draw:style-name="gr11" draw:text-style-name="P1" draw:layer="layout" draw:type="curve" svg:x1="5.3cm" svg:y1="14cm" svg:x2="1.8cm" svg:y2="14.935cm" draw:start-shape="id114" draw:start-glue-point="6" draw:end-shape="id118" draw:end-glue-point="1" svg:d="m5300 14000c-2494 0-745 935-3500 935">
          <text:p/>
        </draw:connector>
        <draw:connector draw:style-name="gr11" draw:text-style-name="P1" draw:layer="layout" draw:type="curve" draw:line-skew="1.626cm" svg:x1="1.8cm" svg:y1="12.665cm" svg:x2="5.879cm" svg:y2="13.314cm" draw:start-shape="id119" draw:start-glue-point="1" draw:end-shape="id114" draw:end-glue-point="5" svg:d="m1800 12665c0 715 4079 391 4079 649">
          <text:p/>
        </draw:connector>
        <draw:frame draw:style-name="gr17" draw:text-style-name="P5" draw:layer="layout" svg:width="1.243cm" svg:height="0.645cm" svg:x="4.886cm" svg:y="6.705cm">
          <draw:text-box>
            <text:p><text:span text:style-name="T1">CM5</text:span></text:p>
          </draw:text-box>
        </draw:frame>
        <draw:frame draw:style-name="gr17" draw:text-style-name="P5" draw:layer="layout" svg:width="1.243cm" svg:height="0.645cm" svg:x="2.856cm" svg:y="6.08cm">
          <draw:text-box>
            <text:p><text:span text:style-name="T1">CM4</text:span></text:p>
          </draw:text-box>
        </draw:frame>
        <draw:frame draw:style-name="gr17" draw:text-style-name="P5" draw:layer="layout" svg:width="1.243cm" svg:height="0.645cm" svg:x="1.076cm" svg:y="4.8cm">
          <draw:text-box>
            <text:p><text:span text:style-name="T1">CM3</text:span></text:p>
          </draw:text-box>
        </draw:frame>
        <draw:connector draw:style-name="gr11" draw:text-style-name="P1" draw:layer="layout" draw:type="curve" svg:x1="6.08cm" svg:y1="7.35cm" svg:x2="8.932cm" svg:y2="7.486cm" draw:start-shape="id120" draw:start-glue-point="0" draw:end-shape="id108" draw:end-glue-point="5" svg:d="m6080 7350c0-1014 2852-1082 2852 136">
          <text:p/>
        </draw:connector>
        <draw:connector draw:style-name="gr11" draw:text-style-name="P1" draw:layer="layout" draw:type="curve" svg:x1="5.879cm" svg:y1="13.314cm" svg:x2="6.08cm" svg:y2="7.368cm" draw:start-shape="id114" draw:start-glue-point="5" draw:end-shape="id120" draw:end-glue-point="2" svg:d="m5879 13314c0-4540 201-1568 201-5946">
          <text:p/>
        </draw:connector>
        <draw:connector draw:style-name="gr11" draw:text-style-name="P1" draw:layer="layout" draw:type="curve" draw:line-skew="2.79cm" svg:x1="5.879cm" svg:y1="13.314cm" svg:x2="2.27cm" svg:y2="5.463cm" draw:start-shape="id114" draw:start-glue-point="5" draw:end-shape="id121" svg:d="m5879 13314c0-1785-3609 2140-3609-7851">
          <text:p/>
        </draw:connector>
        <draw:connector draw:style-name="gr11" draw:text-style-name="P1" draw:layer="layout" draw:type="curve" svg:x1="2.27cm" svg:y1="5.445cm" svg:x2="8.872cm" svg:y2="4.486cm" draw:start-shape="id121" draw:start-glue-point="0" draw:end-shape="id109" draw:end-glue-point="5" svg:d="m2270 5445c0-2469 6602-1989 6602-959">
          <text:p/>
        </draw:connector>
        <draw:connector draw:style-name="gr11" draw:text-style-name="P1" draw:layer="layout" draw:type="curve" svg:x1="8.5cm" svg:y1="4.935cm" svg:x2="4.175cm" svg:y2="6.697cm" draw:start-shape="id109" draw:start-glue-point="6" draw:end-shape="id122" draw:end-glue-point="0" svg:d="m8500 4935c-2884 0-4325 587-4325 1762">
          <text:p/>
        </draw:connector>
        <draw:custom-shape draw:style-name="gr2" draw:text-style-name="P2" xml:id="id123" draw:id="id123" draw:layer="layout" svg:width="0.635cm" svg:height="0.635cm" svg:x="4.175cm" svg:y="17.51cm">
          <text:p text:style-name="P1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" draw:layer="layout" draw:type="curve" svg:x1="4.493cm" svg:y1="17.51cm" svg:x2="5.879cm" svg:y2="14.686cm" draw:start-shape="id123" draw:start-glue-point="4" draw:end-shape="id114" draw:end-glue-point="7" svg:d="m4493 17510c0-1905 1386-493 1386-2824">
          <text:p/>
        </draw:connector>
        <draw:connector draw:style-name="gr11" draw:text-style-name="P1" draw:layer="layout" draw:type="curve" svg:x1="1.8cm" svg:y1="12.665cm" svg:x2="1.8cm" svg:y2="12.665cm" draw:start-shape="id119" draw:start-glue-point="1" draw:end-shape="id119" draw:end-glue-point="1" svg:d="">
          <text:p/>
        </draw:connector>
        <draw:connector draw:style-name="gr11" draw:text-style-name="P1" draw:layer="layout" draw:type="curve" svg:x1="4.175cm" svg:y1="6.715cm" svg:x2="5.879cm" svg:y2="13.314cm" draw:start-shape="id122" draw:start-glue-point="2" draw:end-shape="id114" draw:end-glue-point="5" svg:d="m4175 6715c0 4867 1704 1568 1704 6599">
          <text:p/>
        </draw:connector>
        <draw:connector draw:style-name="gr11" draw:text-style-name="P1" draw:layer="layout" draw:type="curve" svg:x1="8.66cm" svg:y1="10.435cm" svg:x2="8.62cm" svg:y2="11.795cm" draw:start-shape="id124" draw:start-glue-point="6" draw:end-shape="id125" draw:end-glue-point="0" svg:d="m8660 10435c-27 0-40 453-40 1360">
          <text:p/>
        </draw:connector>
        <draw:connector draw:style-name="gr11" draw:text-style-name="P1" draw:layer="layout" draw:type="curve" svg:x1="8.62cm" svg:y1="11.813cm" svg:x2="8.676cm" svg:y2="13.314cm" draw:start-shape="id125" draw:start-glue-point="2" draw:end-shape="id114" draw:end-glue-point="11" svg:d="m8620 11813c0 1044 56 294 56 1501">
          <text:p/>
        </draw:connector>
        <draw:frame draw:style-name="gr17" draw:text-style-name="P5" draw:layer="layout" svg:width="1.81cm" svg:height="0.645cm" svg:x="9.255cm" svg:y="11.785cm">
          <draw:text-box>
            <text:p><text:span text:style-name="T1">Interrupt</text:span></text:p>
          </draw:text-box>
        </draw:frame>
        <draw:custom-shape draw:style-name="gr2" draw:text-style-name="P2" xml:id="id124" draw:id="id124" draw:layer="layout" svg:width="2.54cm" svg:height="1.27cm" svg:x="8.66cm" svg:y="9.8cm">
          <text:p text:style-name="P1"><text:span text:style-name="T1">Füllstands-</text:span><text:span text:style-name="T1"><text:line-break/></text:span><text:span text:style-name="T1">überwach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12.9cm" svg:y1="10.435cm" svg:x2="11.2cm" svg:y2="10.435cm" draw:start-shape="id94" draw:start-glue-point="1" draw:end-shape="id124" draw:end-glue-point="10" svg:d="m12900 10435h-1700">
          <text:p/>
        </draw:connector>
        <draw:frame draw:style-name="gr17" draw:text-style-name="P5" draw:layer="layout" svg:width="1.81cm" svg:height="0.645cm" svg:x="12.924cm" svg:y="9.558cm">
          <draw:text-box>
            <text:p><text:span text:style-name="T1">Interrupt</text:span></text:p>
          </draw:text-box>
        </draw:frame>
        <draw:custom-shape draw:style-name="gr2" draw:text-style-name="P2" xml:id="id126" draw:id="id126" draw:layer="layout" svg:width="0.635cm" svg:height="0.635cm" svg:x="2.27cm" svg:y="16.875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5.3cm" svg:y1="14cm" svg:x2="2.905cm" svg:y2="17.193cm" draw:start-shape="id114" draw:start-glue-point="6" draw:end-shape="id126" draw:end-glue-point="10" svg:d="m5300 14000c-1797 0-600 3193-2395 3193">
          <text:p/>
        </draw:connector>
        <draw:custom-shape draw:style-name="gr2" draw:text-style-name="P2" xml:id="id127" draw:id="id127" draw:layer="layout" svg:width="0.635cm" svg:height="0.635cm" svg:x="6.715cm" svg:y="8.62cm">
          <text:p text:style-name="P1"><text:span text:style-name="T1">H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7.033cm" svg:y1="8.62cm" svg:x2="8.56cm" svg:y2="7.935cm" draw:start-shape="id127" draw:start-glue-point="4" draw:end-shape="id108" svg:d="m7033 8620c0-457 509-685 1527-685">
          <text:p/>
        </draw:connector>
        <draw:custom-shape draw:style-name="gr2" draw:text-style-name="P2" xml:id="id128" draw:id="id128" draw:layer="layout" svg:width="0.635cm" svg:height="0.635cm" svg:x="10.525cm" svg:y="2.905cm">
          <text:p text:style-name="P1"><text:span text:style-name="T1">B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svg:x1="10.525cm" svg:y1="3.223cm" svg:x2="9.77cm" svg:y2="4.3cm" draw:start-shape="id128" draw:start-glue-point="6" draw:end-shape="id109" svg:d="m10525 3223c-504 0-755 359-755 1077">
          <text:p/>
        </draw:connector>
        <draw:polyline draw:style-name="gr12" draw:text-style-name="P1" xml:id="id121" draw:id="id121" draw:layer="layout" svg:width="1.269cm" svg:height="-0.001cm" draw:transform="rotate (0.0134390352403538) translate (1.63505734207161cm 5.462533530502cm)" svg:viewBox="0 0 1270 0" draw:points="0,0 635,0 1270,0">
          <text:p/>
        </draw:polyline>
        <draw:polyline draw:style-name="gr12" draw:text-style-name="P1" xml:id="id122" draw:id="id122" draw:layer="layout" svg:width="1.269cm" svg:height="-0.001cm" draw:transform="rotate (0.0134390352403538) translate (3.54005734207161cm 6.714533530502cm)" svg:viewBox="0 0 1270 0" draw:points="0,0 635,0 1270,0">
          <text:p/>
        </draw:polyline>
        <draw:polyline draw:style-name="gr12" draw:text-style-name="P1" xml:id="id120" draw:id="id120" draw:layer="layout" svg:width="1.269cm" svg:height="-0.001cm" draw:transform="rotate (0.0134390352403538) translate (5.44505734207161cm 7.367533530502cm)" svg:viewBox="0 0 1270 0" draw:points="0,0 635,0 1270,0">
          <text:p/>
        </draw:polyline>
        <draw:polyline draw:style-name="gr12" draw:text-style-name="P1" xml:id="id117" draw:id="id117" draw:layer="layout" svg:width="1.269cm" svg:height="-0.001cm" draw:transform="rotate (0.0134390352403538) translate (6.71505734207161cm 10.524533530502cm)" svg:viewBox="0 0 1270 0" draw:points="0,0 635,0 1270,0">
          <text:p/>
        </draw:polyline>
        <draw:connector draw:style-name="gr11" draw:text-style-name="P1" draw:layer="layout" draw:type="curve" svg:x1="7.35cm" svg:y1="10.525cm" svg:x2="7.277cm" svg:y2="13.03cm" draw:start-shape="id117" draw:start-glue-point="2" draw:end-shape="id114" svg:d="m7350 10525c0 2010-73 758-73 2505">
          <text:p/>
        </draw:connector>
        <draw:frame draw:style-name="gr41" draw:text-style-name="P5" draw:layer="layout" svg:width="1.27cm" svg:height="0.645cm" svg:x="8.62cm" svg:y="11.155cm">
          <draw:text-box>
            <text:p><text:span text:style-name="T1">CM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Dimension_20_Lines" draw:display-name="Dimension Lines" svg:viewBox="0 0 836 110" svg:d="m0 0h278 278 280v36 36 38h-278-278-280v-36-36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Elmar Vonlanthen</meta:initial-creator>
    <meta:creation-date>2011-06-18T16:54:09</meta:creation-date>
    <dc:date>2011-07-08T13:32:08</dc:date>
    <meta:editing-duration>PT12H13M10S</meta:editing-duration>
    <meta:editing-cycles>84</meta:editing-cycles>
    <meta:generator>LibreOffice/3.3$Unix LibreOffice_project/330m19$Build-202</meta:generator>
    <dc:creator>Elmar Vonlanthen</dc:creator>
    <meta:document-statistic meta:object-count="357"/>
  </office:meta>
</office:document-meta>
</file>